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49">
            <text:p>4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82">
            <text:p>8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1">
            <text:p>17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847">
            <text:p>484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6378">
            <text:p>637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080">
            <text:p>1008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1">
            <text:p>2020-11-1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6 - 1.27)">
            <text:p>(0.96 - 1.2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71580671580672">
            <text:p>0.0671580672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389323878267">
            <text:p>1.2438932388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6639499380346">
            <text:p>10.6639499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10">
            <text:p>151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11.5">
            <text:p>111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3841059602649">
            <text:p>0.0738410596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913061269243">
            <text:p>1.2691306127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9.72947446839157">
            <text:p>9.729474468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74">
            <text:p>1374</text:p>
          </table:table-cell>
          <table:table-cell office:value-type="float" office:value="54.625">
            <text:p>54.625</text:p>
          </table:table-cell>
          <table:table-cell office:value-type="float" office:value="73.375">
            <text:p>73.375</text:p>
          </table:table-cell>
          <table:table-cell office:value-type="float" office:value="146.25">
            <text:p>146.25</text:p>
          </table:table-cell>
          <table:table-cell office:value-type="float" office:value="0.156968390804598">
            <text:p>0.1569683908</text:p>
          </table:table-cell>
          <table:table-cell office:value-type="float" office:value="0.116099683544304">
            <text:p>0.1160996835</text:p>
          </table:table-cell>
          <table:table-cell office:value-type="float" office:value="0.106441048034934">
            <text:p>0.106441048</text:p>
          </table:table-cell>
          <table:table-cell office:value-type="float" office:value="1.59768195621119">
            <text:p>1.5976819562</text:p>
          </table:table-cell>
          <table:table-cell office:value-type="float" office:value="1.43276799998247">
            <text:p>1.432768</text:p>
          </table:table-cell>
          <table:table-cell office:value-type="float" office:value="1.39474987366755">
            <text:p>1.3947498737</text:p>
          </table:table-cell>
          <table:table-cell office:value-type="float" office:value="4.75399390022151">
            <text:p>4.7539939002</text:p>
          </table:table-cell>
          <table:table-cell office:value-type="float" office:value="6.31050647440692">
            <text:p>6.3105064744</text:p>
          </table:table-cell>
          <table:table-cell office:value-type="float" office:value="6.85276091032204">
            <text:p>6.852760910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96">
            <text:p>1796</text:p>
          </table:table-cell>
          <table:table-cell office:value-type="float" office:value="13.75">
            <text:p>13.75</text:p>
          </table:table-cell>
          <table:table-cell office:value-type="float" office:value="95">
            <text:p>95</text:p>
          </table:table-cell>
          <table:table-cell office:value-type="float" office:value="304.25">
            <text:p>304.25</text:p>
          </table:table-cell>
          <table:table-cell office:value-type="float" office:value="0.0376712328767123">
            <text:p>0.0376712329</text:p>
          </table:table-cell>
          <table:table-cell office:value-type="float" office:value="0.121483375959079">
            <text:p>0.121483376</text:p>
          </table:table-cell>
          <table:table-cell office:value-type="float" office:value="0.169404231625835">
            <text:p>0.1694042316</text:p>
          </table:table-cell>
          <table:table-cell office:value-type="float" office:value="1.13463079376994">
            <text:p>1.1346307938</text:p>
          </table:table-cell>
          <table:table-cell office:value-type="float" office:value="1.45411790870023">
            <text:p>1.4541179087</text:p>
          </table:table-cell>
          <table:table-cell office:value-type="float" office:value="1.64916248632819">
            <text:p>1.6491624863</text:p>
          </table:table-cell>
          <table:table-cell office:value-type="float" office:value="18.7443446228369">
            <text:p>18.7443446228</text:p>
          </table:table-cell>
          <table:table-cell office:value-type="float" office:value="6.04564820590368">
            <text:p>6.0456482059</text:p>
          </table:table-cell>
          <table:table-cell office:value-type="float" office:value="4.42921352090675">
            <text:p>4.429213520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62">
            <text:p>1962</text:p>
          </table:table-cell>
          <table:table-cell office:value-type="float" office:value="40">
            <text:p>40</text:p>
          </table:table-cell>
          <table:table-cell office:value-type="float" office:value="34.875">
            <text:p>34.875</text:p>
          </table:table-cell>
          <table:table-cell office:value-type="float" office:value="157.5">
            <text:p>157.5</text:p>
          </table:table-cell>
          <table:table-cell office:value-type="float" office:value="0.116959064327485">
            <text:p>0.1169590643</text:p>
          </table:table-cell>
          <table:table-cell office:value-type="float" office:value="0.04541015625">
            <text:p>0.0454101563</text:p>
          </table:table-cell>
          <table:table-cell office:value-type="float" office:value="0.0802752293577982">
            <text:p>0.0802752294</text:p>
          </table:table-cell>
          <table:table-cell office:value-type="float" office:value="1.43616839369379">
            <text:p>1.4361683937</text:p>
          </table:table-cell>
          <table:table-cell office:value-type="float" office:value="1.16297722816467">
            <text:p>1.1629772282</text:p>
          </table:table-cell>
          <table:table-cell office:value-type="float" office:value="1.29359376315125">
            <text:p>1.2935937632</text:p>
          </table:table-cell>
          <table:table-cell office:value-type="float" office:value="6.26659420976186">
            <text:p>6.2665942098</text:p>
          </table:table-cell>
          <table:table-cell office:value-type="float" office:value="15.608152855994">
            <text:p>15.608152856</text:p>
          </table:table-cell>
          <table:table-cell office:value-type="float" office:value="8.97674732025889">
            <text:p>8.976747320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90">
            <text:p>1890</text:p>
          </table:table-cell>
          <table:table-cell office:value-type="float" office:value="60.75">
            <text:p>60.75</text:p>
          </table:table-cell>
          <table:table-cell office:value-type="float" office:value="66.25">
            <text:p>66.25</text:p>
          </table:table-cell>
          <table:table-cell office:value-type="float" office:value="58.875">
            <text:p>58.875</text:p>
          </table:table-cell>
          <table:table-cell office:value-type="float" office:value="0.185213414634146">
            <text:p>0.1852134146</text:p>
          </table:table-cell>
          <table:table-cell office:value-type="float" office:value="0.0734478935698448">
            <text:p>0.0734478936</text:p>
          </table:table-cell>
          <table:table-cell office:value-type="float" office:value="0.0311507936507937">
            <text:p>0.0311507937</text:p>
          </table:table-cell>
          <table:table-cell office:value-type="float" office:value="1.71548280878197">
            <text:p>1.7154828088</text:p>
          </table:table-cell>
          <table:table-cell office:value-type="float" office:value="1.26764102991136">
            <text:p>1.2676410299</text:p>
          </table:table-cell>
          <table:table-cell office:value-type="float" office:value="1.11092970679012">
            <text:p>1.1109297068</text:p>
          </table:table-cell>
          <table:table-cell office:value-type="float" office:value="4.07918746488864">
            <text:p>4.0791874649</text:p>
          </table:table-cell>
          <table:table-cell office:value-type="float" office:value="9.77974424091483">
            <text:p>9.7797442409</text:p>
          </table:table-cell>
          <table:table-cell office:value-type="float" office:value="22.5961507153994">
            <text:p>22.596150715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96">
            <text:p>996</text:p>
          </table:table-cell>
          <table:table-cell office:value-type="float" office:value="2245">
            <text:p>2245</text:p>
          </table:table-cell>
          <table:table-cell office:value-type="float" office:value="74.5">
            <text:p>74.5</text:p>
          </table:table-cell>
          <table:table-cell office:value-type="float" office:value="177.5">
            <text:p>177.5</text:p>
          </table:table-cell>
          <table:table-cell office:value-type="float" office:value="80.625">
            <text:p>80.625</text:p>
          </table:table-cell>
          <table:table-cell office:value-type="float" office:value="0.206944444444444">
            <text:p>0.2069444444</text:p>
          </table:table-cell>
          <table:table-cell office:value-type="float" office:value="0.178212851405622">
            <text:p>0.1782128514</text:p>
          </table:table-cell>
          <table:table-cell office:value-type="float" office:value="0.035913140311804">
            <text:p>0.0359131403</text:p>
          </table:table-cell>
          <table:table-cell office:value-type="float" office:value="1.80824452160494">
            <text:p>1.8082445216</text:p>
          </table:table-cell>
          <table:table-cell office:value-type="float" office:value="1.68599422791568">
            <text:p>1.6859942279</text:p>
          </table:table-cell>
          <table:table-cell office:value-type="float" office:value="1.12822390823954">
            <text:p>1.1282239082</text:p>
          </table:table-cell>
          <table:table-cell office:value-type="float" office:value="3.68515141647349">
            <text:p>3.6851514165</text:p>
          </table:table-cell>
          <table:table-cell office:value-type="float" office:value="4.2265392144038">
            <text:p>4.2265392144</text:p>
          </table:table-cell>
          <table:table-cell office:value-type="float" office:value="19.6451919658228">
            <text:p>19.645191965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81">
            <text:p>1181</text:p>
          </table:table-cell>
          <table:table-cell office:value-type="float" office:value="3031">
            <text:p>3031</text:p>
          </table:table-cell>
          <table:table-cell office:value-type="float" office:value="93.375">
            <text:p>93.375</text:p>
          </table:table-cell>
          <table:table-cell office:value-type="float" office:value="-5.75">
            <text:p>-5.75</text:p>
          </table:table-cell>
          <table:table-cell office:value-type="float" office:value="38.5">
            <text:p>38.5</text:p>
          </table:table-cell>
          <table:table-cell office:value-type="float" office:value="0.251008064516129">
            <text:p>0.2510080645</text:p>
          </table:table-cell>
          <table:table-cell office:value-type="float" office:value="-0.00486875529212532">
            <text:p>-0.0048687553</text:p>
          </table:table-cell>
          <table:table-cell office:value-type="float" office:value="0.01270207852194">
            <text:p>0.0127020785</text:p>
          </table:table-cell>
          <table:table-cell office:value-type="float" office:value="2.00201812077263">
            <text:p>2.0020181208</text:p>
          </table:table-cell>
          <table:table-cell office:value-type="float" office:value="0.983005817842627">
            <text:p>0.9830058178</text:p>
          </table:table-cell>
          <table:table-cell office:value-type="float" office:value="1.04477350671239">
            <text:p>1.0447735067</text:p>
          </table:table-cell>
          <table:table-cell office:value-type="float" office:value="3.09510237745631">
            <text:p>3.09510237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593">
            <text:p>593</text:p>
          </table:table-cell>
          <table:table-cell office:value-type="float" office:value="1180">
            <text:p>1180</text:p>
          </table:table-cell>
          <table:table-cell office:value-type="float" office:value="2646">
            <text:p>2646</text:p>
          </table:table-cell>
          <table:table-cell office:value-type="float" office:value="52">
            <text:p>52</text:p>
          </table:table-cell>
          <table:table-cell office:value-type="float" office:value="92.625">
            <text:p>92.625</text:p>
          </table:table-cell>
          <table:table-cell office:value-type="float" office:value="196.5">
            <text:p>196.5</text:p>
          </table:table-cell>
          <table:table-cell office:value-type="float" office:value="0.0876897133220911">
            <text:p>0.0876897133</text:p>
          </table:table-cell>
          <table:table-cell office:value-type="float" office:value="0.0784957627118644">
            <text:p>0.0784957627</text:p>
          </table:table-cell>
          <table:table-cell office:value-type="float" office:value="0.0742630385487528">
            <text:p>0.0742630385</text:p>
          </table:table-cell>
          <table:table-cell office:value-type="float" office:value="1.32198538883944">
            <text:p>1.3219853888</text:p>
          </table:table-cell>
          <table:table-cell office:value-type="float" office:value="1.28681187562841">
            <text:p>1.2868118756</text:p>
          </table:table-cell>
          <table:table-cell office:value-type="float" office:value="1.27073003275384">
            <text:p>1.2707300328</text:p>
          </table:table-cell>
          <table:table-cell office:value-type="float" office:value="8.24626271079809">
            <text:p>8.2462627108</text:p>
          </table:table-cell>
          <table:table-cell office:value-type="float" office:value="9.17258610675916">
            <text:p>9.1725861068</text:p>
          </table:table-cell>
          <table:table-cell office:value-type="float" office:value="9.6761126893724">
            <text:p>9.676112689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34">
            <text:p>1234</text:p>
          </table:table-cell>
          <table:table-cell office:value-type="float" office:value="2690">
            <text:p>2690</text:p>
          </table:table-cell>
          <table:table-cell office:value-type="float" office:value="74.625">
            <text:p>74.625</text:p>
          </table:table-cell>
          <table:table-cell office:value-type="float" office:value="179.375">
            <text:p>179.375</text:p>
          </table:table-cell>
          <table:table-cell office:value-type="float" office:value="122.25">
            <text:p>122.25</text:p>
          </table:table-cell>
          <table:table-cell office:value-type="float" office:value="0.10942082111437">
            <text:p>0.1094208211</text:p>
          </table:table-cell>
          <table:table-cell office:value-type="float" office:value="0.145360615883306">
            <text:p>0.1453606159</text:p>
          </table:table-cell>
          <table:table-cell office:value-type="float" office:value="0.0454460966542751">
            <text:p>0.0454460967</text:p>
          </table:table-cell>
          <table:table-cell office:value-type="float" office:value="1.40643978944325">
            <text:p>1.4064397894</text:p>
          </table:table-cell>
          <table:table-cell office:value-type="float" office:value="1.55017638454552">
            <text:p>1.5501763845</text:p>
          </table:table-cell>
          <table:table-cell office:value-type="float" office:value="1.16310941978414">
            <text:p>1.1631094198</text:p>
          </table:table-cell>
          <table:table-cell office:value-type="float" office:value="6.67526856521761">
            <text:p>6.6752685652</text:p>
          </table:table-cell>
          <table:table-cell office:value-type="float" office:value="5.10720270685327">
            <text:p>5.1072027069</text:p>
          </table:table-cell>
          <table:table-cell office:value-type="float" office:value="15.5960794372154">
            <text:p>15.596079437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48">
            <text:p>1348</text:p>
          </table:table-cell>
          <table:table-cell office:value-type="float" office:value="3086">
            <text:p>3086</text:p>
          </table:table-cell>
          <table:table-cell office:value-type="float" office:value="21">
            <text:p>21</text:p>
          </table:table-cell>
          <table:table-cell office:value-type="float" office:value="119">
            <text:p>119</text:p>
          </table:table-cell>
          <table:table-cell office:value-type="float" office:value="130.625">
            <text:p>130.625</text:p>
          </table:table-cell>
          <table:table-cell office:value-type="float" office:value="0.0298295454545455">
            <text:p>0.0298295455</text:p>
          </table:table-cell>
          <table:table-cell office:value-type="float" office:value="0.0882789317507418">
            <text:p>0.0882789318</text:p>
          </table:table-cell>
          <table:table-cell office:value-type="float" office:value="0.0423282566429034">
            <text:p>0.0423282566</text:p>
          </table:table-cell>
          <table:table-cell office:value-type="float" office:value="1.10614742058368">
            <text:p>1.1061474206</text:p>
          </table:table-cell>
          <table:table-cell office:value-type="float" office:value="1.32425087391806">
            <text:p>1.3242508739</text:p>
          </table:table-cell>
          <table:table-cell office:value-type="float" office:value="1.1516605936186">
            <text:p>1.1516605936</text:p>
          </table:table-cell>
          <table:table-cell office:value-type="float" office:value="23.5818098442745">
            <text:p>23.5818098443</text:p>
          </table:table-cell>
          <table:table-cell office:value-type="float" office:value="8.19347249945871">
            <text:p>8.1934724995</text:p>
          </table:table-cell>
          <table:table-cell office:value-type="float" office:value="16.7196982416973">
            <text:p>16.719698241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794">
            <text:p>794</text:p>
          </table:table-cell>
          <table:table-cell office:value-type="float" office:value="1588">
            <text:p>1588</text:p>
          </table:table-cell>
          <table:table-cell office:value-type="float" office:value="3630">
            <text:p>3630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71.125">
            <text:p>71.125</text:p>
          </table:table-cell>
          <table:table-cell office:value-type="float" office:value="0.0491183879093199">
            <text:p>0.0491183879</text:p>
          </table:table-cell>
          <table:table-cell office:value-type="float" office:value="0.033375314861461">
            <text:p>0.0333753149</text:p>
          </table:table-cell>
          <table:table-cell office:value-type="float" office:value="0.0195936639118457">
            <text:p>0.0195936639</text:p>
          </table:table-cell>
          <table:table-cell office:value-type="float" office:value="1.17664308510301">
            <text:p>1.1766430851</text:p>
          </table:table-cell>
          <table:table-cell office:value-type="float" office:value="1.11899686883363">
            <text:p>1.1189968688</text:p>
          </table:table-cell>
          <table:table-cell office:value-type="float" office:value="1.06933029055582">
            <text:p>1.0693302906</text:p>
          </table:table-cell>
          <table:table-cell office:value-type="float" office:value="14.4555696613664">
            <text:p>14.4555696614</text:p>
          </table:table-cell>
          <table:table-cell office:value-type="float" office:value="21.1129361826509">
            <text:p>21.11293618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808">
            <text:p>1808</text:p>
          </table:table-cell>
          <table:table-cell office:value-type="float" office:value="3867">
            <text:p>3867</text:p>
          </table:table-cell>
          <table:table-cell office:value-type="float" office:value="75.75">
            <text:p>75.75</text:p>
          </table:table-cell>
          <table:table-cell office:value-type="float" office:value="167.625">
            <text:p>167.625</text:p>
          </table:table-cell>
          <table:table-cell office:value-type="float" office:value="206.375">
            <text:p>206.375</text:p>
          </table:table-cell>
          <table:table-cell office:value-type="float" office:value="0.0899643705463183">
            <text:p>0.0899643705</text:p>
          </table:table-cell>
          <table:table-cell office:value-type="float" office:value="0.0927129424778761">
            <text:p>0.0927129425</text:p>
          </table:table-cell>
          <table:table-cell office:value-type="float" office:value="0.0533682441168865">
            <text:p>0.0533682441</text:p>
          </table:table-cell>
          <table:table-cell office:value-type="float" office:value="1.33073872932899">
            <text:p>1.3307387293</text:p>
          </table:table-cell>
          <table:table-cell office:value-type="float" office:value="1.34134285049026">
            <text:p>1.3413428505</text:p>
          </table:table-cell>
          <table:table-cell office:value-type="float" office:value="1.19237126659014">
            <text:p>1.1923712666</text:p>
          </table:table-cell>
          <table:table-cell office:value-type="float" office:value="8.0462837669802">
            <text:p>8.046283767</text:p>
          </table:table-cell>
          <table:table-cell office:value-type="float" office:value="7.81772490457351">
            <text:p>7.8177249046</text:p>
          </table:table-cell>
          <table:table-cell office:value-type="float" office:value="13.3315784806857">
            <text:p>13.331578480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82">
            <text:p>782</text:p>
          </table:table-cell>
          <table:table-cell office:value-type="float" office:value="1668">
            <text:p>1668</text:p>
          </table:table-cell>
          <table:table-cell office:value-type="float" office:value="3991">
            <text:p>3991</text:p>
          </table:table-cell>
          <table:table-cell office:value-type="float" office:value="28.5">
            <text:p>28.5</text:p>
          </table:table-cell>
          <table:table-cell office:value-type="float" office:value="115.25">
            <text:p>115.25</text:p>
          </table:table-cell>
          <table:table-cell office:value-type="float" office:value="73.875">
            <text:p>73.875</text:p>
          </table:table-cell>
          <table:table-cell office:value-type="float" office:value="0.0364450127877238">
            <text:p>0.0364450128</text:p>
          </table:table-cell>
          <table:table-cell office:value-type="float" office:value="0.0690947242206235">
            <text:p>0.0690947242</text:p>
          </table:table-cell>
          <table:table-cell office:value-type="float" office:value="0.0185103983963919">
            <text:p>0.0185103984</text:p>
          </table:table-cell>
          <table:table-cell office:value-type="float" office:value="1.13016089311294">
            <text:p>1.1301608931</text:p>
          </table:table-cell>
          <table:table-cell office:value-type="float" office:value="1.25118873336583">
            <text:p>1.2511887334</text:p>
          </table:table-cell>
          <table:table-cell office:value-type="float" office:value="1.06545795869101">
            <text:p>1.0654579587</text:p>
          </table:table-cell>
          <table:table-cell office:value-type="float" office:value="19.3634917381209">
            <text:p>19.3634917381</text:p>
          </table:table-cell>
          <table:table-cell office:value-type="float" office:value="10.3745541060262">
            <text:p>10.3745541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74">
            <text:p>874</text:p>
          </table:table-cell>
          <table:table-cell office:value-type="float" office:value="1862">
            <text:p>1862</text:p>
          </table:table-cell>
          <table:table-cell office:value-type="float" office:value="4685">
            <text:p>4685</text:p>
          </table:table-cell>
          <table:table-cell office:value-type="float" office:value="37.125">
            <text:p>37.125</text:p>
          </table:table-cell>
          <table:table-cell office:value-type="float" office:value="35.5">
            <text:p>35.5</text:p>
          </table:table-cell>
          <table:table-cell office:value-type="float" office:value="34.375">
            <text:p>34.375</text:p>
          </table:table-cell>
          <table:table-cell office:value-type="float" office:value="0.0424771167048055">
            <text:p>0.0424771167</text:p>
          </table:table-cell>
          <table:table-cell office:value-type="float" office:value="0.0190655209452202">
            <text:p>0.0190655209</text:p>
          </table:table-cell>
          <table:table-cell office:value-type="float" office:value="0.00733724653148346">
            <text:p>0.0073372465</text:p>
          </table:table-cell>
          <table:table-cell office:value-type="float" office:value="1.15220634713618">
            <text:p>1.1522063471</text:p>
          </table:table-cell>
          <table:table-cell office:value-type="float" office:value="1.06744177172254">
            <text:p>1.0674417717</text:p>
          </table:table-cell>
          <table:table-cell office:value-type="float" office:value="1.02578587982605">
            <text:p>1.0257858798</text:p>
          </table:table-cell>
          <table:table-cell office:value-type="float" office:value="16.6623023695892">
            <text:p>16.66230236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66">
            <text:p>1066</text:p>
          </table:table-cell>
          <table:table-cell office:value-type="float" office:value="1995">
            <text:p>1995</text:p>
          </table:table-cell>
          <table:table-cell office:value-type="float" office:value="4019">
            <text:p>4019</text:p>
          </table:table-cell>
          <table:table-cell office:value-type="float" office:value="20.75">
            <text:p>20.75</text:p>
          </table:table-cell>
          <table:table-cell office:value-type="float" office:value="116.5">
            <text:p>116.5</text:p>
          </table:table-cell>
          <table:table-cell office:value-type="float" office:value="271.875">
            <text:p>271.875</text:p>
          </table:table-cell>
          <table:table-cell office:value-type="float" office:value="0.0194652908067542">
            <text:p>0.0194652908</text:p>
          </table:table-cell>
          <table:table-cell office:value-type="float" office:value="0.0583959899749373">
            <text:p>0.05839599</text:p>
          </table:table-cell>
          <table:table-cell office:value-type="float" office:value="0.0676474247325205">
            <text:p>0.0676474247</text:p>
          </table:table-cell>
          <table:table-cell office:value-type="float" office:value="1.06887115701418">
            <text:p>1.068871157</text:p>
          </table:table-cell>
          <table:table-cell office:value-type="float" office:value="1.21106974453678">
            <text:p>1.2110697445</text:p>
          </table:table-cell>
          <table:table-cell office:value-type="float" office:value="1.24573528774679">
            <text:p>1.2457352877</text:p>
          </table:table-cell>
          <table:table-cell office:value-type="float" office:value="0">
            <text:p>0</text:p>
          </table:table-cell>
          <table:table-cell office:value-type="float" office:value="12.2130691021992">
            <text:p>12.2130691022</text:p>
          </table:table-cell>
          <table:table-cell office:value-type="float" office:value="10.5892609980134">
            <text:p>10.58926099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55">
            <text:p>1055</text:p>
          </table:table-cell>
          <table:table-cell office:value-type="float" office:value="2254">
            <text:p>2254</text:p>
          </table:table-cell>
          <table:table-cell office:value-type="float" office:value="5083">
            <text:p>5083</text:p>
          </table:table-cell>
          <table:table-cell office:value-type="float" office:value="50">
            <text:p>50</text:p>
          </table:table-cell>
          <table:table-cell office:value-type="float" office:value="99.25">
            <text:p>99.25</text:p>
          </table:table-cell>
          <table:table-cell office:value-type="float" office:value="231">
            <text:p>231</text:p>
          </table:table-cell>
          <table:table-cell office:value-type="float" office:value="0.0473933649289099">
            <text:p>0.0473933649</text:p>
          </table:table-cell>
          <table:table-cell office:value-type="float" office:value="0.0440328305235138">
            <text:p>0.0440328305</text:p>
          </table:table-cell>
          <table:table-cell office:value-type="float" office:value="0.04544560299036">
            <text:p>0.045445603</text:p>
          </table:table-cell>
          <table:table-cell office:value-type="float" office:value="1.17027919408818">
            <text:p>1.1702791941</text:p>
          </table:table-cell>
          <table:table-cell office:value-type="float" office:value="1.15791513155357">
            <text:p>1.1579151316</text:p>
          </table:table-cell>
          <table:table-cell office:value-type="float" office:value="1.16310760401533">
            <text:p>1.163107604</text:p>
          </table:table-cell>
          <table:table-cell office:value-type="float" office:value="14.9693045389373">
            <text:p>14.9693045389</text:p>
          </table:table-cell>
          <table:table-cell office:value-type="float" office:value="16.0856840829122">
            <text:p>16.0856840829</text:p>
          </table:table-cell>
          <table:table-cell office:value-type="float" office:value="15.5962451438398">
            <text:p>15.596245143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36">
            <text:p>1136</text:p>
          </table:table-cell>
          <table:table-cell office:value-type="float" office:value="2129">
            <text:p>2129</text:p>
          </table:table-cell>
          <table:table-cell office:value-type="float" office:value="3564">
            <text:p>3564</text:p>
          </table:table-cell>
          <table:table-cell office:value-type="float" office:value="67">
            <text:p>67</text:p>
          </table:table-cell>
          <table:table-cell office:value-type="float" office:value="151.375">
            <text:p>151.375</text:p>
          </table:table-cell>
          <table:table-cell office:value-type="float" office:value="252.375">
            <text:p>252.375</text:p>
          </table:table-cell>
          <table:table-cell office:value-type="float" office:value="0.0589788732394366">
            <text:p>0.0589788732</text:p>
          </table:table-cell>
          <table:table-cell office:value-type="float" office:value="0.0711014560826679">
            <text:p>0.0711014561</text:p>
          </table:table-cell>
          <table:table-cell office:value-type="float" office:value="0.0708122895622896">
            <text:p>0.0708122896</text:p>
          </table:table-cell>
          <table:table-cell office:value-type="float" office:value="1.21324393101567">
            <text:p>1.213243931</text:p>
          </table:table-cell>
          <table:table-cell office:value-type="float" office:value="1.25876371372121">
            <text:p>1.2587637137</text:p>
          </table:table-cell>
          <table:table-cell office:value-type="float" office:value="1.25767119896">
            <text:p>1.257671199</text:p>
          </table:table-cell>
          <table:table-cell office:value-type="float" office:value="12.0957293266898">
            <text:p>12.0957293267</text:p>
          </table:table-cell>
          <table:table-cell office:value-type="float" office:value="10.0913122014773">
            <text:p>10.0913122015</text:p>
          </table:table-cell>
          <table:table-cell office:value-type="float" office:value="10.1311372588497">
            <text:p>10.131137258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193">
            <text:p>1193</text:p>
          </table:table-cell>
          <table:table-cell office:value-type="float" office:value="2320">
            <text:p>2320</text:p>
          </table:table-cell>
          <table:table-cell office:value-type="float" office:value="4083">
            <text:p>4083</text:p>
          </table:table-cell>
          <table:table-cell office:value-type="float" office:value="57.75">
            <text:p>57.75</text:p>
          </table:table-cell>
          <table:table-cell office:value-type="float" office:value="171.375">
            <text:p>171.375</text:p>
          </table:table-cell>
          <table:table-cell office:value-type="float" office:value="258.5">
            <text:p>258.5</text:p>
          </table:table-cell>
          <table:table-cell office:value-type="float" office:value="0.0484073763621123">
            <text:p>0.0484073764</text:p>
          </table:table-cell>
          <table:table-cell office:value-type="float" office:value="0.0738685344827586">
            <text:p>0.0738685345</text:p>
          </table:table-cell>
          <table:table-cell office:value-type="float" office:value="0.0633112907176096">
            <text:p>0.0633112907</text:p>
          </table:table-cell>
          <table:table-cell office:value-type="float" office:value="1.17401863447647">
            <text:p>1.1740186345</text:p>
          </table:table-cell>
          <table:table-cell office:value-type="float" office:value="1.26923472904745">
            <text:p>1.269234729</text:p>
          </table:table-cell>
          <table:table-cell office:value-type="float" office:value="1.229445823795">
            <text:p>1.2294458238</text:p>
          </table:table-cell>
          <table:table-cell office:value-type="float" office:value="14.6628835982752">
            <text:p>14.6628835983</text:p>
          </table:table-cell>
          <table:table-cell office:value-type="float" office:value="9.72598155668378">
            <text:p>9.7259815567</text:p>
          </table:table-cell>
          <table:table-cell office:value-type="float" office:value="11.2912675152165">
            <text:p>11.291267515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408">
            <text:p>1408</text:p>
          </table:table-cell>
          <table:table-cell office:value-type="float" office:value="2656">
            <text:p>2656</text:p>
          </table:table-cell>
          <table:table-cell office:value-type="float" office:value="5675">
            <text:p>5675</text:p>
          </table:table-cell>
          <table:table-cell office:value-type="float" office:value="105.5">
            <text:p>105.5</text:p>
          </table:table-cell>
          <table:table-cell office:value-type="float" office:value="103.125">
            <text:p>103.125</text:p>
          </table:table-cell>
          <table:table-cell office:value-type="float" office:value="275.625">
            <text:p>275.625</text:p>
          </table:table-cell>
          <table:table-cell office:value-type="float" office:value="0.0749289772727273">
            <text:p>0.0749289773</text:p>
          </table:table-cell>
          <table:table-cell office:value-type="float" office:value="0.0388271837349398">
            <text:p>0.0388271837</text:p>
          </table:table-cell>
          <table:table-cell office:value-type="float" office:value="0.048568281938326">
            <text:p>0.0485682819</text:p>
          </table:table-cell>
          <table:table-cell office:value-type="float" office:value="1.27325554965941">
            <text:p>1.2732555497</text:p>
          </table:table-cell>
          <table:table-cell office:value-type="float" office:value="1.13884994145799">
            <text:p>1.1388499415</text:p>
          </table:table-cell>
          <table:table-cell office:value-type="float" office:value="1.1746123876846">
            <text:p>1.1746123877</text:p>
          </table:table-cell>
          <table:table-cell office:value-type="float" office:value="9.59312292591509">
            <text:p>9.5931229259</text:p>
          </table:table-cell>
          <table:table-cell office:value-type="float" office:value="18.1964839996047">
            <text:p>18.1964839996</text:p>
          </table:table-cell>
          <table:table-cell office:value-type="float" office:value="14.6154360904242">
            <text:p>14.615436090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555">
            <text:p>1555</text:p>
          </table:table-cell>
          <table:table-cell office:value-type="float" office:value="2812">
            <text:p>2812</text:p>
          </table:table-cell>
          <table:table-cell office:value-type="float" office:value="4959">
            <text:p>4959</text:p>
          </table:table-cell>
          <table:table-cell office:value-type="float" office:value="151.875">
            <text:p>151.875</text:p>
          </table:table-cell>
          <table:table-cell office:value-type="float" office:value="110">
            <text:p>110</text:p>
          </table:table-cell>
          <table:table-cell office:value-type="float" office:value="228.375">
            <text:p>228.375</text:p>
          </table:table-cell>
          <table:table-cell office:value-type="float" office:value="0.0976688102893891">
            <text:p>0.0976688103</text:p>
          </table:table-cell>
          <table:table-cell office:value-type="float" office:value="0.0391180654338549">
            <text:p>0.0391180654</text:p>
          </table:table-cell>
          <table:table-cell office:value-type="float" office:value="0.0460526315789474">
            <text:p>0.0460526316</text:p>
          </table:table-cell>
          <table:table-cell office:value-type="float" office:value="1.36053766115942">
            <text:p>1.3605376612</text:p>
          </table:table-cell>
          <table:table-cell office:value-type="float" office:value="1.13991246618334">
            <text:p>1.1399124662</text:p>
          </table:table-cell>
          <table:table-cell office:value-type="float" office:value="1.16534106648199">
            <text:p>1.1653410665</text:p>
          </table:table-cell>
          <table:table-cell office:value-type="float" office:value="7.43810592320444">
            <text:p>7.4381059232</text:p>
          </table:table-cell>
          <table:table-cell office:value-type="float" office:value="18.0637196417481">
            <text:p>18.0637196417</text:p>
          </table:table-cell>
          <table:table-cell office:value-type="float" office:value="15.3951689290541">
            <text:p>15.395168929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44">
            <text:p>1644</text:p>
          </table:table-cell>
          <table:table-cell office:value-type="float" office:value="2846">
            <text:p>2846</text:p>
          </table:table-cell>
          <table:table-cell office:value-type="float" office:value="5564">
            <text:p>5564</text:p>
          </table:table-cell>
          <table:table-cell office:value-type="float" office:value="80.625">
            <text:p>80.625</text:p>
          </table:table-cell>
          <table:table-cell office:value-type="float" office:value="258.5">
            <text:p>258.5</text:p>
          </table:table-cell>
          <table:table-cell office:value-type="float" office:value="349.625">
            <text:p>349.625</text:p>
          </table:table-cell>
          <table:table-cell office:value-type="float" office:value="0.0490419708029197">
            <text:p>0.0490419708</text:p>
          </table:table-cell>
          <table:table-cell office:value-type="float" office:value="0.0908292340126493">
            <text:p>0.090829234</text:p>
          </table:table-cell>
          <table:table-cell office:value-type="float" office:value="0.0628369877785766">
            <text:p>0.0628369878</text:p>
          </table:table-cell>
          <table:table-cell office:value-type="float" office:value="1.17636092301468">
            <text:p>1.176360923</text:p>
          </table:table-cell>
          <table:table-cell office:value-type="float" office:value="1.33407222055687">
            <text:p>1.3340722206</text:p>
          </table:table-cell>
          <table:table-cell office:value-type="float" office:value="1.22766849180986">
            <text:p>1.2276684918</text:p>
          </table:table-cell>
          <table:table-cell office:value-type="float" office:value="14.477562795061">
            <text:p>14.4775627951</text:p>
          </table:table-cell>
          <table:table-cell office:value-type="float" office:value="7.97287501424524">
            <text:p>7.9728750142</text:p>
          </table:table-cell>
          <table:table-cell office:value-type="float" office:value="11.3739322242472">
            <text:p>11.373932224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732">
            <text:p>1732</text:p>
          </table:table-cell>
          <table:table-cell office:value-type="float" office:value="3075">
            <text:p>3075</text:p>
          </table:table-cell>
          <table:table-cell office:value-type="float" office:value="5850">
            <text:p>5850</text:p>
          </table:table-cell>
          <table:table-cell office:value-type="float" office:value="78.75">
            <text:p>78.75</text:p>
          </table:table-cell>
          <table:table-cell office:value-type="float" office:value="228.125">
            <text:p>228.125</text:p>
          </table:table-cell>
          <table:table-cell office:value-type="float" office:value="416.75">
            <text:p>416.75</text:p>
          </table:table-cell>
          <table:table-cell office:value-type="float" office:value="0.0454676674364896">
            <text:p>0.0454676674</text:p>
          </table:table-cell>
          <table:table-cell office:value-type="float" office:value="0.0741869918699187">
            <text:p>0.0741869919</text:p>
          </table:table-cell>
          <table:table-cell office:value-type="float" office:value="0.0712393162393162">
            <text:p>0.0712393162</text:p>
          </table:table-cell>
          <table:table-cell office:value-type="float" office:value="1.16318876124066">
            <text:p>1.1631887612</text:p>
          </table:table-cell>
          <table:table-cell office:value-type="float" office:value="1.27044174267962">
            <text:p>1.2704417427</text:p>
          </table:table-cell>
          <table:table-cell office:value-type="float" office:value="1.25928468558697">
            <text:p>1.2592846856</text:p>
          </table:table-cell>
          <table:table-cell office:value-type="float" office:value="15.588842353258">
            <text:p>15.5888423533</text:p>
          </table:table-cell>
          <table:table-cell office:value-type="float" office:value="9.68568442648508">
            <text:p>9.6856844265</text:p>
          </table:table-cell>
          <table:table-cell office:value-type="float" office:value="10.0724393703468">
            <text:p>10.072439370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856">
            <text:p>1856</text:p>
          </table:table-cell>
          <table:table-cell office:value-type="float" office:value="3188">
            <text:p>3188</text:p>
          </table:table-cell>
          <table:table-cell office:value-type="float" office:value="6225">
            <text:p>6225</text:p>
          </table:table-cell>
          <table:table-cell office:value-type="float" office:value="85.625">
            <text:p>85.625</text:p>
          </table:table-cell>
          <table:table-cell office:value-type="float" office:value="174.375">
            <text:p>174.375</text:p>
          </table:table-cell>
          <table:table-cell office:value-type="float" office:value="417.625">
            <text:p>417.625</text:p>
          </table:table-cell>
          <table:table-cell office:value-type="float" office:value="0.0461341594827586">
            <text:p>0.0461341595</text:p>
          </table:table-cell>
          <table:table-cell office:value-type="float" office:value="0.0546973023839398">
            <text:p>0.0546973024</text:p>
          </table:table-cell>
          <table:table-cell office:value-type="float" office:value="0.0670883534136546">
            <text:p>0.0670883534</text:p>
          </table:table-cell>
          <table:table-cell office:value-type="float" office:value="1.16564114510517">
            <text:p>1.1656411451</text:p>
          </table:table-cell>
          <table:table-cell office:value-type="float" office:value="1.19730447632443">
            <text:p>1.1973044763</text:p>
          </table:table-cell>
          <table:table-cell office:value-type="float" office:value="1.24363089738875">
            <text:p>1.2436308974</text:p>
          </table:table-cell>
          <table:table-cell office:value-type="float" office:value="15.3685660792405">
            <text:p>15.3685660792</text:p>
          </table:table-cell>
          <table:table-cell office:value-type="float" office:value="13.0159175266708">
            <text:p>13.0159175267</text:p>
          </table:table-cell>
          <table:table-cell office:value-type="float" office:value="10.6746787416084">
            <text:p>10.674678741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135">
            <text:p>2135</text:p>
          </table:table-cell>
          <table:table-cell office:value-type="float" office:value="3487">
            <text:p>3487</text:p>
          </table:table-cell>
          <table:table-cell office:value-type="float" office:value="6048">
            <text:p>6048</text:p>
          </table:table-cell>
          <table:table-cell office:value-type="float" office:value="71.25">
            <text:p>71.25</text:p>
          </table:table-cell>
          <table:table-cell office:value-type="float" office:value="122.25">
            <text:p>122.25</text:p>
          </table:table-cell>
          <table:table-cell office:value-type="float" office:value="339">
            <text:p>339</text:p>
          </table:table-cell>
          <table:table-cell office:value-type="float" office:value="0.0333723653395785">
            <text:p>0.0333723653</text:p>
          </table:table-cell>
          <table:table-cell office:value-type="float" office:value="0.035058789790651">
            <text:p>0.0350587898</text:p>
          </table:table-cell>
          <table:table-cell office:value-type="float" office:value="0.0560515873015873">
            <text:p>0.0560515873</text:p>
          </table:table-cell>
          <table:table-cell office:value-type="float" office:value="1.11898615963451">
            <text:p>1.1189861596</text:p>
          </table:table-cell>
          <table:table-cell office:value-type="float" office:value="1.12511483700079">
            <text:p>1.125114837</text:p>
          </table:table-cell>
          <table:table-cell office:value-type="float" office:value="1.20233844521605">
            <text:p>1.2023384452</text:p>
          </table:table-cell>
          <table:table-cell office:value-type="float" office:value="21.1147718911865">
            <text:p>21.1147718912</text:p>
          </table:table-cell>
          <table:table-cell office:value-type="float" office:value="20.1155788977084">
            <text:p>20.1155788977</text:p>
          </table:table-cell>
          <table:table-cell office:value-type="float" office:value="12.7096599885741">
            <text:p>12.709659988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27">
            <text:p>27</text:p>
          </table:table-cell>
          <table:table-cell office:value-type="float" office:value="1792">
            <text:p>1792</text:p>
          </table:table-cell>
          <table:table-cell office:value-type="float" office:value="3466">
            <text:p>3466</text:p>
          </table:table-cell>
          <table:table-cell office:value-type="float" office:value="6190">
            <text:p>6190</text:p>
          </table:table-cell>
          <table:table-cell office:value-type="float" office:value="134.5">
            <text:p>134.5</text:p>
          </table:table-cell>
          <table:table-cell office:value-type="float" office:value="234.5">
            <text:p>234.5</text:p>
          </table:table-cell>
          <table:table-cell office:value-type="float" office:value="359.5">
            <text:p>359.5</text:p>
          </table:table-cell>
          <table:table-cell office:value-type="float" office:value="0.0750558035714286">
            <text:p>0.0750558036</text:p>
          </table:table-cell>
          <table:table-cell office:value-type="float" office:value="0.0676572417772649">
            <text:p>0.0676572418</text:p>
          </table:table-cell>
          <table:table-cell office:value-type="float" office:value="0.0580775444264943">
            <text:p>0.0580775444</text:p>
          </table:table-cell>
          <table:table-cell office:value-type="float" office:value="1.27373672485352">
            <text:p>1.2737367249</text:p>
          </table:table-cell>
          <table:table-cell office:value-type="float" office:value="1.24577225085565">
            <text:p>1.2457722509</text:p>
          </table:table-cell>
          <table:table-cell office:value-type="float" office:value="1.20988248777929">
            <text:p>1.2098824878</text:p>
          </table:table-cell>
          <table:table-cell office:value-type="float" office:value="9.57748461151895">
            <text:p>9.5774846115</text:p>
          </table:table-cell>
          <table:table-cell office:value-type="float" office:value="10.5877737076668">
            <text:p>10.5877737077</text:p>
          </table:table-cell>
          <table:table-cell office:value-type="float" office:value="12.2781697523432">
            <text:p>12.278169752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20">
            <text:p>1920</text:p>
          </table:table-cell>
          <table:table-cell office:value-type="float" office:value="3864">
            <text:p>3864</text:p>
          </table:table-cell>
          <table:table-cell office:value-type="float" office:value="7158">
            <text:p>7158</text:p>
          </table:table-cell>
          <table:table-cell office:value-type="float" office:value="133.75">
            <text:p>133.75</text:p>
          </table:table-cell>
          <table:table-cell office:value-type="float" office:value="316.625">
            <text:p>316.625</text:p>
          </table:table-cell>
          <table:table-cell office:value-type="float" office:value="410.875">
            <text:p>410.875</text:p>
          </table:table-cell>
          <table:table-cell office:value-type="float" office:value="0.0696614583333333">
            <text:p>0.0696614583</text:p>
          </table:table-cell>
          <table:table-cell office:value-type="float" office:value="0.0819422877846791">
            <text:p>0.0819422878</text:p>
          </table:table-cell>
          <table:table-cell office:value-type="float" office:value="0.0574008102822017">
            <text:p>0.0574008103</text:p>
          </table:table-cell>
          <table:table-cell office:value-type="float" office:value="1.25332643296984">
            <text:p>1.253326433</text:p>
          </table:table-cell>
          <table:table-cell office:value-type="float" office:value="1.29995850276006">
            <text:p>1.2999585028</text:p>
          </table:table-cell>
          <table:table-cell office:value-type="float" office:value="1.20736074790897">
            <text:p>1.2073607479</text:p>
          </table:table-cell>
          <table:table-cell office:value-type="float" office:value="10.2929089931016">
            <text:p>10.2929089931</text:p>
          </table:table-cell>
          <table:table-cell office:value-type="float" office:value="8.80099271139338">
            <text:p>8.8009927114</text:p>
          </table:table-cell>
          <table:table-cell office:value-type="float" office:value="12.4189142136336">
            <text:p>12.41891421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2103">
            <text:p>2103</text:p>
          </table:table-cell>
          <table:table-cell office:value-type="float" office:value="4025">
            <text:p>4025</text:p>
          </table:table-cell>
          <table:table-cell office:value-type="float" office:value="7895">
            <text:p>7895</text:p>
          </table:table-cell>
          <table:table-cell office:value-type="float" office:value="104.125">
            <text:p>104.125</text:p>
          </table:table-cell>
          <table:table-cell office:value-type="float" office:value="312.25">
            <text:p>312.25</text:p>
          </table:table-cell>
          <table:table-cell office:value-type="float" office:value="433">
            <text:p>433</text:p>
          </table:table-cell>
          <table:table-cell office:value-type="float" office:value="0.0495126010461246">
            <text:p>0.049512601</text:p>
          </table:table-cell>
          <table:table-cell office:value-type="float" office:value="0.0775776397515528">
            <text:p>0.0775776398</text:p>
          </table:table-cell>
          <table:table-cell office:value-type="float" office:value="0.0548448385053832">
            <text:p>0.0548448385</text:p>
          </table:table-cell>
          <table:table-cell office:value-type="float" office:value="1.17809903907965">
            <text:p>1.1780990391</text:p>
          </table:table-cell>
          <table:table-cell office:value-type="float" office:value="1.2833175879017">
            <text:p>1.2833175879</text:p>
          </table:table-cell>
          <table:table-cell office:value-type="float" office:value="1.19785252913778">
            <text:p>1.1978525291</text:p>
          </table:table-cell>
          <table:table-cell office:value-type="float" office:value="14.3431918501045">
            <text:p>14.3431918501</text:p>
          </table:table-cell>
          <table:table-cell office:value-type="float" office:value="9.27714184219996">
            <text:p>9.2771418422</text:p>
          </table:table-cell>
          <table:table-cell office:value-type="float" office:value="12.9818198288575">
            <text:p>12.981819828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240">
            <text:p>2240</text:p>
          </table:table-cell>
          <table:table-cell office:value-type="float" office:value="4202">
            <text:p>4202</text:p>
          </table:table-cell>
          <table:table-cell office:value-type="float" office:value="8724">
            <text:p>8724</text:p>
          </table:table-cell>
          <table:table-cell office:value-type="float" office:value="158">
            <text:p>158</text:p>
          </table:table-cell>
          <table:table-cell office:value-type="float" office:value="240.25">
            <text:p>240.25</text:p>
          </table:table-cell>
          <table:table-cell office:value-type="float" office:value="294.5">
            <text:p>294.5</text:p>
          </table:table-cell>
          <table:table-cell office:value-type="float" office:value="0.0705357142857143">
            <text:p>0.0705357143</text:p>
          </table:table-cell>
          <table:table-cell office:value-type="float" office:value="0.0571751546882437">
            <text:p>0.0571751547</text:p>
          </table:table-cell>
          <table:table-cell office:value-type="float" office:value="0.0337574507106832">
            <text:p>0.0337574507</text:p>
          </table:table-cell>
          <table:table-cell office:value-type="float" office:value="1.2566265625">
            <text:p>1.2566265625</text:p>
          </table:table-cell>
          <table:table-cell office:value-type="float" office:value="1.20652027810356">
            <text:p>1.2065202781</text:p>
          </table:table-cell>
          <table:table-cell office:value-type="float" office:value="1.12038462582522">
            <text:p>1.1203846258</text:p>
          </table:table-cell>
          <table:table-cell office:value-type="float" office:value="10.1695336028938">
            <text:p>10.1695336029</text:p>
          </table:table-cell>
          <table:table-cell office:value-type="float" office:value="12.4665856790209">
            <text:p>12.466585679</text:p>
          </table:table-cell>
          <table:table-cell office:value-type="float" office:value="20.8778172094187">
            <text:p>20.877817209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2478">
            <text:p>2478</text:p>
          </table:table-cell>
          <table:table-cell office:value-type="float" office:value="4558">
            <text:p>4558</text:p>
          </table:table-cell>
          <table:table-cell office:value-type="float" office:value="9142">
            <text:p>9142</text:p>
          </table:table-cell>
          <table:table-cell office:value-type="float" office:value="161.625">
            <text:p>161.625</text:p>
          </table:table-cell>
          <table:table-cell office:value-type="float" office:value="248.75">
            <text:p>248.75</text:p>
          </table:table-cell>
          <table:table-cell office:value-type="float" office:value="397.625">
            <text:p>397.625</text:p>
          </table:table-cell>
          <table:table-cell office:value-type="float" office:value="0.0652239709443099">
            <text:p>0.0652239709</text:p>
          </table:table-cell>
          <table:table-cell office:value-type="float" office:value="0.0545743747257569">
            <text:p>0.0545743747</text:p>
          </table:table-cell>
          <table:table-cell office:value-type="float" office:value="0.0434943119667469">
            <text:p>0.043494312</text:p>
          </table:table-cell>
          <table:table-cell office:value-type="float" office:value="1.23662206442114">
            <text:p>1.2366220644</text:p>
          </table:table-cell>
          <table:table-cell office:value-type="float" office:value="1.1968479017985">
            <text:p>1.1968479018</text:p>
          </table:table-cell>
          <table:table-cell office:value-type="float" office:value="1.1559379320236">
            <text:p>1.155937932</text:p>
          </table:table-cell>
          <table:table-cell office:value-type="float" office:value="10.9701087350344">
            <text:p>10.970108735</text:p>
          </table:table-cell>
          <table:table-cell office:value-type="float" office:value="13.0444686238905">
            <text:p>13.0444686239</text:p>
          </table:table-cell>
          <table:table-cell office:value-type="float" office:value="16.2806162274153">
            <text:p>16.280616227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738">
            <text:p>2738</text:p>
          </table:table-cell>
          <table:table-cell office:value-type="float" office:value="4945">
            <text:p>4945</text:p>
          </table:table-cell>
          <table:table-cell office:value-type="float" office:value="8922">
            <text:p>8922</text:p>
          </table:table-cell>
          <table:table-cell office:value-type="float" office:value="186">
            <text:p>186</text:p>
          </table:table-cell>
          <table:table-cell office:value-type="float" office:value="226.5">
            <text:p>226.5</text:p>
          </table:table-cell>
          <table:table-cell office:value-type="float" office:value="326.375">
            <text:p>326.375</text:p>
          </table:table-cell>
          <table:table-cell office:value-type="float" office:value="0.0679327976625274">
            <text:p>0.0679327977</text:p>
          </table:table-cell>
          <table:table-cell office:value-type="float" office:value="0.0458038422649141">
            <text:p>0.0458038423</text:p>
          </table:table-cell>
          <table:table-cell office:value-type="float" office:value="0.03658092355974">
            <text:p>0.0365809236</text:p>
          </table:table-cell>
          <table:table-cell office:value-type="float" office:value="1.24680992721543">
            <text:p>1.2468099272</text:p>
          </table:table-cell>
          <table:table-cell office:value-type="float" office:value="1.16442551218101">
            <text:p>1.1644255122</text:p>
          </table:table-cell>
          <table:table-cell office:value-type="float" office:value="1.13065603383732">
            <text:p>1.1306560338</text:p>
          </table:table-cell>
          <table:table-cell office:value-type="float" office:value="10.5462020750545">
            <text:p>10.5462020751</text:p>
          </table:table-cell>
          <table:table-cell office:value-type="float" office:value="15.4769351256498">
            <text:p>15.4769351256</text:p>
          </table:table-cell>
          <table:table-cell office:value-type="float" office:value="19.2928220601617">
            <text:p>19.292822060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2505">
            <text:p>2505</text:p>
          </table:table-cell>
          <table:table-cell office:value-type="float" office:value="5075">
            <text:p>5075</text:p>
          </table:table-cell>
          <table:table-cell office:value-type="float" office:value="9097">
            <text:p>9097</text:p>
          </table:table-cell>
          <table:table-cell office:value-type="float" office:value="238.125">
            <text:p>238.125</text:p>
          </table:table-cell>
          <table:table-cell office:value-type="float" office:value="142.5">
            <text:p>142.5</text:p>
          </table:table-cell>
          <table:table-cell office:value-type="float" office:value="271.5">
            <text:p>271.5</text:p>
          </table:table-cell>
          <table:table-cell office:value-type="float" office:value="0.095059880239521">
            <text:p>0.0950598802</text:p>
          </table:table-cell>
          <table:table-cell office:value-type="float" office:value="0.0280788177339901">
            <text:p>0.0280788177</text:p>
          </table:table-cell>
          <table:table-cell office:value-type="float" office:value="0.0298450038474222">
            <text:p>0.0298450038</text:p>
          </table:table-cell>
          <table:table-cell office:value-type="float" office:value="1.35042088726738">
            <text:p>1.3504208873</text:p>
          </table:table-cell>
          <table:table-cell office:value-type="float" office:value="1.09982116527943">
            <text:p>1.0998211653</text:p>
          </table:table-cell>
          <table:table-cell office:value-type="float" office:value="1.1062033330051">
            <text:p>1.106203333</text:p>
          </table:table-cell>
          <table:table-cell office:value-type="float" office:value="7.63301900022821">
            <text:p>7.6330190002</text:p>
          </table:table-cell>
          <table:table-cell office:value-type="float" office:value="25.0307420770231">
            <text:p>25.030742077</text:p>
          </table:table-cell>
          <table:table-cell office:value-type="float" office:value="23.5697732724776">
            <text:p>23.569773272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2" office:value-type="float" office:value="97">
            <text:p>97</text:p>
          </table:table-cell>
          <table:table-cell office:value-type="float" office:value="2865">
            <text:p>2865</text:p>
          </table:table-cell>
          <table:table-cell office:value-type="float" office:value="5492">
            <text:p>5492</text:p>
          </table:table-cell>
          <table:table-cell office:value-type="float" office:value="9427">
            <text:p>9427</text:p>
          </table:table-cell>
          <table:table-cell office:value-type="float" office:value="287.25">
            <text:p>287.25</text:p>
          </table:table-cell>
          <table:table-cell office:value-type="float" office:value="221.375">
            <text:p>221.375</text:p>
          </table:table-cell>
          <table:table-cell office:value-type="float" office:value="411.25">
            <text:p>411.25</text:p>
          </table:table-cell>
          <table:table-cell office:value-type="float" office:value="0.100261780104712">
            <text:p>0.1002617801</text:p>
          </table:table-cell>
          <table:table-cell office:value-type="float" office:value="0.0403086307356154">
            <text:p>0.0403086307</text:p>
          </table:table-cell>
          <table:table-cell office:value-type="float" office:value="0.0436246950249284">
            <text:p>0.043624695</text:p>
          </table:table-cell>
          <table:table-cell office:value-type="float" office:value="1.37061898248403">
            <text:p>1.3706189825</text:p>
          </table:table-cell>
          <table:table-cell office:value-type="float" office:value="1.14426478756974">
            <text:p>1.1442647876</text:p>
          </table:table-cell>
          <table:table-cell office:value-type="float" office:value="1.15641653605864">
            <text:p>1.1564165361</text:p>
          </table:table-cell>
          <table:table-cell office:value-type="float" office:value="7.25442932124648">
            <text:p>7.2544293212</text:p>
          </table:table-cell>
          <table:table-cell office:value-type="float" office:value="17.5402902006371">
            <text:p>17.5402902006</text:p>
          </table:table-cell>
          <table:table-cell office:value-type="float" office:value="16.2329788824743">
            <text:p>16.23297888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3060">
            <text:p>3060</text:p>
          </table:table-cell>
          <table:table-cell office:value-type="float" office:value="5448">
            <text:p>5448</text:p>
          </table:table-cell>
          <table:table-cell office:value-type="float" office:value="9087">
            <text:p>9087</text:p>
          </table:table-cell>
          <table:table-cell office:value-type="float" office:value="266.875">
            <text:p>266.875</text:p>
          </table:table-cell>
          <table:table-cell office:value-type="float" office:value="203.375">
            <text:p>203.375</text:p>
          </table:table-cell>
          <table:table-cell office:value-type="float" office:value="368.25">
            <text:p>368.25</text:p>
          </table:table-cell>
          <table:table-cell office:value-type="float" office:value="0.0872140522875817">
            <text:p>0.0872140523</text:p>
          </table:table-cell>
          <table:table-cell office:value-type="float" office:value="0.0373302129221733">
            <text:p>0.0373302129</text:p>
          </table:table-cell>
          <table:table-cell office:value-type="float" office:value="0.0405249257180588">
            <text:p>0.0405249257</text:p>
          </table:table-cell>
          <table:table-cell office:value-type="float" office:value="1.32015751320272">
            <text:p>1.3201575132</text:p>
          </table:table-cell>
          <table:table-cell office:value-type="float" office:value="1.13338709302936">
            <text:p>1.133387093</text:p>
          </table:table-cell>
          <table:table-cell office:value-type="float" office:value="1.14505608843794">
            <text:p>1.1450560884</text:p>
          </table:table-cell>
          <table:table-cell office:value-type="float" office:value="8.28939895018695">
            <text:p>8.2893989502</text:p>
          </table:table-cell>
          <table:table-cell office:value-type="float" office:value="18.9124509275087">
            <text:p>18.9124509275</text:p>
          </table:table-cell>
          <table:table-cell office:value-type="float" office:value="17.4484974367685">
            <text:p>17.448497436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62">
            <text:p>62</text:p>
          </table:table-cell>
          <table:table-cell office:value-type="float" office:value="3609">
            <text:p>3609</text:p>
          </table:table-cell>
          <table:table-cell office:value-type="float" office:value="6036">
            <text:p>6036</text:p>
          </table:table-cell>
          <table:table-cell office:value-type="float" office:value="10535">
            <text:p>10535</text:p>
          </table:table-cell>
          <table:table-cell office:value-type="float" office:value="194.875">
            <text:p>194.875</text:p>
          </table:table-cell>
          <table:table-cell office:value-type="float" office:value="226.25">
            <text:p>226.25</text:p>
          </table:table-cell>
          <table:table-cell office:value-type="float" office:value="471">
            <text:p>471</text:p>
          </table:table-cell>
          <table:table-cell office:value-type="float" office:value="0.0539969520642837">
            <text:p>0.0539969521</text:p>
          </table:table-cell>
          <table:table-cell office:value-type="float" office:value="0.0374834327369119">
            <text:p>0.0374834327</text:p>
          </table:table-cell>
          <table:table-cell office:value-type="float" office:value="0.0447081158044613">
            <text:p>0.0447081158</text:p>
          </table:table-cell>
          <table:table-cell office:value-type="float" office:value="1.19470404705617">
            <text:p>1.1947040471</text:p>
          </table:table-cell>
          <table:table-cell office:value-type="float" office:value="1.13394582972949">
            <text:p>1.1339458297</text:p>
          </table:table-cell>
          <table:table-cell office:value-type="float" office:value="1.16039608392843">
            <text:p>1.1603960839</text:p>
          </table:table-cell>
          <table:table-cell office:value-type="float" office:value="13.180319487371">
            <text:p>13.1803194874</text:p>
          </table:table-cell>
          <table:table-cell office:value-type="float" office:value="18.8365426076139">
            <text:p>18.8365426076</text:p>
          </table:table-cell>
          <table:table-cell office:value-type="float" office:value="15.8478807254879">
            <text:p>15.847880725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98">
            <text:p>98</text:p>
          </table:table-cell>
          <table:table-cell office:value-type="float" office:value="3434">
            <text:p>3434</text:p>
          </table:table-cell>
          <table:table-cell office:value-type="float" office:value="6100">
            <text:p>6100</text:p>
          </table:table-cell>
          <table:table-cell office:value-type="float" office:value="10912">
            <text:p>10912</text:p>
          </table:table-cell>
          <table:table-cell office:value-type="float" office:value="201.875">
            <text:p>201.875</text:p>
          </table:table-cell>
          <table:table-cell office:value-type="float" office:value="357.375">
            <text:p>357.375</text:p>
          </table:table-cell>
          <table:table-cell office:value-type="float" office:value="602.5">
            <text:p>602.5</text:p>
          </table:table-cell>
          <table:table-cell office:value-type="float" office:value="0.0587871287128713">
            <text:p>0.0587871287</text:p>
          </table:table-cell>
          <table:table-cell office:value-type="float" office:value="0.0585860655737705">
            <text:p>0.0585860656</text:p>
          </table:table-cell>
          <table:table-cell office:value-type="float" office:value="0.0552144428152493">
            <text:p>0.0552144428</text:p>
          </table:table-cell>
          <table:table-cell office:value-type="float" office:value="1.21252856643956">
            <text:p>1.2125285664</text:p>
          </table:table-cell>
          <table:table-cell office:value-type="float" office:value="1.21177859058385">
            <text:p>1.2117785906</text:p>
          </table:table-cell>
          <table:table-cell office:value-type="float" office:value="1.19922587385635">
            <text:p>1.1992258739</text:p>
          </table:table-cell>
          <table:table-cell office:value-type="float" office:value="12.1340725117095">
            <text:p>12.1340725117</text:p>
          </table:table-cell>
          <table:table-cell office:value-type="float" office:value="12.1745486470362">
            <text:p>12.174548647</text:p>
          </table:table-cell>
          <table:table-cell office:value-type="float" office:value="12.8971988814486">
            <text:p>12.897198881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180">
            <text:p>4180</text:p>
          </table:table-cell>
          <table:table-cell office:value-type="float" office:value="6964">
            <text:p>6964</text:p>
          </table:table-cell>
          <table:table-cell office:value-type="float" office:value="11811">
            <text:p>11811</text:p>
          </table:table-cell>
          <table:table-cell office:value-type="float" office:value="199.5">
            <text:p>199.5</text:p>
          </table:table-cell>
          <table:table-cell office:value-type="float" office:value="330.25">
            <text:p>330.25</text:p>
          </table:table-cell>
          <table:table-cell office:value-type="float" office:value="760.875">
            <text:p>760.875</text:p>
          </table:table-cell>
          <table:table-cell office:value-type="float" office:value="0.0477272727272727">
            <text:p>0.0477272727</text:p>
          </table:table-cell>
          <table:table-cell office:value-type="float" office:value="0.0474224583572659">
            <text:p>0.0474224584</text:p>
          </table:table-cell>
          <table:table-cell office:value-type="float" office:value="0.0644208788417577">
            <text:p>0.0644208788</text:p>
          </table:table-cell>
          <table:table-cell office:value-type="float" office:value="1.17151012396694">
            <text:p>1.171510124</text:p>
          </table:table-cell>
          <table:table-cell office:value-type="float" office:value="1.17038642778146">
            <text:p>1.1703864278</text:p>
          </table:table-cell>
          <table:table-cell office:value-type="float" office:value="1.23360717322241">
            <text:p>1.2336071732</text:p>
          </table:table-cell>
          <table:table-cell office:value-type="float" office:value="14.8669644026615">
            <text:p>14.8669644027</text:p>
          </table:table-cell>
          <table:table-cell office:value-type="float" office:value="14.9603303254441">
            <text:p>14.9603303254</text:p>
          </table:table-cell>
          <table:table-cell office:value-type="float" office:value="11.1026343090108">
            <text:p>11.10263430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305">
            <text:p>4305</text:p>
          </table:table-cell>
          <table:table-cell office:value-type="float" office:value="6563">
            <text:p>6563</text:p>
          </table:table-cell>
          <table:table-cell office:value-type="float" office:value="12619">
            <text:p>12619</text:p>
          </table:table-cell>
          <table:table-cell office:value-type="float" office:value="226.25">
            <text:p>226.25</text:p>
          </table:table-cell>
          <table:table-cell office:value-type="float" office:value="214.875">
            <text:p>214.875</text:p>
          </table:table-cell>
          <table:table-cell office:value-type="float" office:value="851.75">
            <text:p>851.75</text:p>
          </table:table-cell>
          <table:table-cell office:value-type="float" office:value="0.0525551684088269">
            <text:p>0.0525551684</text:p>
          </table:table-cell>
          <table:table-cell office:value-type="float" office:value="0.032740362639037">
            <text:p>0.0327403626</text:p>
          </table:table-cell>
          <table:table-cell office:value-type="float" office:value="0.0674974245185831">
            <text:p>0.0674974245</text:p>
          </table:table-cell>
          <table:table-cell office:value-type="float" office:value="1.1893566990548">
            <text:p>1.1893566991</text:p>
          </table:table-cell>
          <table:table-cell office:value-type="float" office:value="1.11669225467427">
            <text:p>1.1166922547</text:p>
          </table:table-cell>
          <table:table-cell office:value-type="float" office:value="1.24517055435566">
            <text:p>1.2451705544</text:p>
          </table:table-cell>
          <table:table-cell office:value-type="float" office:value="13.5325592386999">
            <text:p>13.5325592387</text:p>
          </table:table-cell>
          <table:table-cell office:value-type="float" office:value="21.5157421811662">
            <text:p>21.5157421812</text:p>
          </table:table-cell>
          <table:table-cell office:value-type="float" office:value="10.6120399426639">
            <text:p>10.612039942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3823">
            <text:p>3823</text:p>
          </table:table-cell>
          <table:table-cell office:value-type="float" office:value="7118">
            <text:p>7118</text:p>
          </table:table-cell>
          <table:table-cell office:value-type="float" office:value="12698">
            <text:p>12698</text:p>
          </table:table-cell>
          <table:table-cell office:value-type="float" office:value="216.875">
            <text:p>216.875</text:p>
          </table:table-cell>
          <table:table-cell office:value-type="float" office:value="608.375">
            <text:p>608.375</text:p>
          </table:table-cell>
          <table:table-cell office:value-type="float" office:value="917.5">
            <text:p>917.5</text:p>
          </table:table-cell>
          <table:table-cell office:value-type="float" office:value="0.0567290086319644">
            <text:p>0.0567290086</text:p>
          </table:table-cell>
          <table:table-cell office:value-type="float" office:value="0.0854699353751054">
            <text:p>0.0854699354</text:p>
          </table:table-cell>
          <table:table-cell office:value-type="float" office:value="0.0722554733028823">
            <text:p>0.0722554733</text:p>
          </table:table-cell>
          <table:table-cell office:value-type="float" office:value="1.20485916383579">
            <text:p>1.2048591638</text:p>
          </table:table-cell>
          <table:table-cell office:value-type="float" office:value="1.3134627891248">
            <text:p>1.3134627891</text:p>
          </table:table-cell>
          <table:table-cell office:value-type="float" office:value="1.26312702926765">
            <text:p>1.2631270293</text:p>
          </table:table-cell>
          <table:table-cell office:value-type="float" office:value="12.5619533126349">
            <text:p>12.5619533126</text:p>
          </table:table-cell>
          <table:table-cell office:value-type="float" office:value="8.4516731181619">
            <text:p>8.4516731182</text:p>
          </table:table-cell>
          <table:table-cell office:value-type="float" office:value="9.93555005451021">
            <text:p>9.935550054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392">
            <text:p>4392</text:p>
          </table:table-cell>
          <table:table-cell office:value-type="float" office:value="7681">
            <text:p>7681</text:p>
          </table:table-cell>
          <table:table-cell office:value-type="float" office:value="14808">
            <text:p>14808</text:p>
          </table:table-cell>
          <table:table-cell office:value-type="float" office:value="186.375">
            <text:p>186.375</text:p>
          </table:table-cell>
          <table:table-cell office:value-type="float" office:value="445.25">
            <text:p>445.25</text:p>
          </table:table-cell>
          <table:table-cell office:value-type="float" office:value="1127.125">
            <text:p>1127.125</text:p>
          </table:table-cell>
          <table:table-cell office:value-type="float" office:value="0.0424351092896175">
            <text:p>0.0424351093</text:p>
          </table:table-cell>
          <table:table-cell office:value-type="float" office:value="0.05796771253743">
            <text:p>0.0579677125</text:p>
          </table:table-cell>
          <table:table-cell office:value-type="float" office:value="0.0761159508373852">
            <text:p>0.0761159508</text:p>
          </table:table-cell>
          <table:table-cell office:value-type="float" office:value="1.15205232997449">
            <text:p>1.15205233</text:p>
          </table:table-cell>
          <table:table-cell office:value-type="float" office:value="1.20947309504678">
            <text:p>1.209473095</text:p>
          </table:table-cell>
          <table:table-cell office:value-type="float" office:value="1.27776135835573">
            <text:p>1.2777613584</text:p>
          </table:table-cell>
          <table:table-cell office:value-type="float" office:value="16.6784583617667">
            <text:p>16.6784583618</text:p>
          </table:table-cell>
          <table:table-cell office:value-type="float" office:value="12.3007888164953">
            <text:p>12.3007888165</text:p>
          </table:table-cell>
          <table:table-cell office:value-type="float" office:value="9.44880082313556">
            <text:p>9.448800823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2" office:value-type="float" office:value="133">
            <text:p>133</text:p>
          </table:table-cell>
          <table:table-cell office:value-type="float" office:value="4680">
            <text:p>4680</text:p>
          </table:table-cell>
          <table:table-cell office:value-type="float" office:value="8099">
            <text:p>8099</text:p>
          </table:table-cell>
          <table:table-cell office:value-type="float" office:value="14635">
            <text:p>14635</text:p>
          </table:table-cell>
          <table:table-cell office:value-type="float" office:value="244.375">
            <text:p>244.375</text:p>
          </table:table-cell>
          <table:table-cell office:value-type="float" office:value="527.875">
            <text:p>527.875</text:p>
          </table:table-cell>
          <table:table-cell office:value-type="float" office:value="1018">
            <text:p>1018</text:p>
          </table:table-cell>
          <table:table-cell office:value-type="float" office:value="0.0522168803418803">
            <text:p>0.0522168803</text:p>
          </table:table-cell>
          <table:table-cell office:value-type="float" office:value="0.0651777997283615">
            <text:p>0.0651777997</text:p>
          </table:table-cell>
          <table:table-cell office:value-type="float" office:value="0.069559275708917">
            <text:p>0.0695592757</text:p>
          </table:table-cell>
          <table:table-cell office:value-type="float" office:value="1.18810322227815">
            <text:p>1.1881032223</text:p>
          </table:table-cell>
          <table:table-cell office:value-type="float" office:value="1.23644866438103">
            <text:p>1.2364486644</text:p>
          </table:table-cell>
          <table:table-cell office:value-type="float" office:value="1.25294091094202">
            <text:p>1.2529409109</text:p>
          </table:table-cell>
          <table:table-cell office:value-type="float" office:value="13.618022633024">
            <text:p>13.618022633</text:p>
          </table:table-cell>
          <table:table-cell office:value-type="float" office:value="10.9776394155972">
            <text:p>10.9776394156</text:p>
          </table:table-cell>
          <table:table-cell office:value-type="float" office:value="10.3075313974006">
            <text:p>10.307531397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9">
            <text:p>89</text:p>
          </table:table-cell>
          <table:table-cell office:value-type="float" office:value="4756">
            <text:p>4756</text:p>
          </table:table-cell>
          <table:table-cell office:value-type="float" office:value="8188">
            <text:p>8188</text:p>
          </table:table-cell>
          <table:table-cell office:value-type="float" office:value="16417">
            <text:p>16417</text:p>
          </table:table-cell>
          <table:table-cell office:value-type="float" office:value="179.875">
            <text:p>179.875</text:p>
          </table:table-cell>
          <table:table-cell office:value-type="float" office:value="325.5">
            <text:p>325.5</text:p>
          </table:table-cell>
          <table:table-cell office:value-type="float" office:value="832">
            <text:p>832</text:p>
          </table:table-cell>
          <table:table-cell office:value-type="float" office:value="0.0378206476030278">
            <text:p>0.0378206476</text:p>
          </table:table-cell>
          <table:table-cell office:value-type="float" office:value="0.0397532975085491">
            <text:p>0.0397532975</text:p>
          </table:table-cell>
          <table:table-cell office:value-type="float" office:value="0.0506791740269233">
            <text:p>0.050679174</text:p>
          </table:table-cell>
          <table:table-cell office:value-type="float" office:value="1.13517585332542">
            <text:p>1.1351758533</text:p>
          </table:table-cell>
          <table:table-cell office:value-type="float" office:value="1.14223397761902">
            <text:p>1.1422339776</text:p>
          </table:table-cell>
          <table:table-cell office:value-type="float" office:value="1.18241113130713">
            <text:p>1.1824111313</text:p>
          </table:table-cell>
          <table:table-cell office:value-type="float" office:value="18.6716454027733">
            <text:p>18.6716454028</text:p>
          </table:table-cell>
          <table:table-cell office:value-type="float" office:value="17.7805403512187">
            <text:p>17.7805403512</text:p>
          </table:table-cell>
          <table:table-cell office:value-type="float" office:value="14.0208782979481">
            <text:p>14.020878297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882">
            <text:p>4882</text:p>
          </table:table-cell>
          <table:table-cell office:value-type="float" office:value="8928">
            <text:p>8928</text:p>
          </table:table-cell>
          <table:table-cell office:value-type="float" office:value="17636">
            <text:p>17636</text:p>
          </table:table-cell>
          <table:table-cell office:value-type="float" office:value="239.375">
            <text:p>239.375</text:p>
          </table:table-cell>
          <table:table-cell office:value-type="float" office:value="689">
            <text:p>689</text:p>
          </table:table-cell>
          <table:table-cell office:value-type="float" office:value="731.375">
            <text:p>731.375</text:p>
          </table:table-cell>
          <table:table-cell office:value-type="float" office:value="0.0490321589512495">
            <text:p>0.049032159</text:p>
          </table:table-cell>
          <table:table-cell office:value-type="float" office:value="0.0771729390681004">
            <text:p>0.0771729391</text:p>
          </table:table-cell>
          <table:table-cell office:value-type="float" office:value="0.0414705715581765">
            <text:p>0.0414705716</text:p>
          </table:table-cell>
          <table:table-cell office:value-type="float" office:value="1.17632469544776">
            <text:p>1.1763246954</text:p>
          </table:table-cell>
          <table:table-cell office:value-type="float" office:value="1.28177838528619">
            <text:p>1.2817783853</text:p>
          </table:table-cell>
          <table:table-cell office:value-type="float" office:value="1.14851782473213">
            <text:p>1.1485178247</text:p>
          </table:table-cell>
          <table:table-cell office:value-type="float" office:value="14.4803916484879">
            <text:p>14.4803916485</text:p>
          </table:table-cell>
          <table:table-cell office:value-type="float" office:value="9.32401873377153">
            <text:p>9.3240187338</text:p>
          </table:table-cell>
          <table:table-cell office:value-type="float" office:value="17.0584206129954">
            <text:p>17.05842061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584">
            <text:p>5584</text:p>
          </table:table-cell>
          <table:table-cell office:value-type="float" office:value="9908">
            <text:p>9908</text:p>
          </table:table-cell>
          <table:table-cell office:value-type="float" office:value="19084">
            <text:p>19084</text:p>
          </table:table-cell>
          <table:table-cell office:value-type="float" office:value="321">
            <text:p>321</text:p>
          </table:table-cell>
          <table:table-cell office:value-type="float" office:value="710.625">
            <text:p>710.625</text:p>
          </table:table-cell>
          <table:table-cell office:value-type="float" office:value="449.75">
            <text:p>449.75</text:p>
          </table:table-cell>
          <table:table-cell office:value-type="float" office:value="0.0574856733524355">
            <text:p>0.0574856734</text:p>
          </table:table-cell>
          <table:table-cell office:value-type="float" office:value="0.0717223455793298">
            <text:p>0.0717223456</text:p>
          </table:table-cell>
          <table:table-cell office:value-type="float" office:value="0.0235668622930203">
            <text:p>0.0235668623</text:p>
          </table:table-cell>
          <table:table-cell office:value-type="float" office:value="1.20767687790946">
            <text:p>1.2076768779</text:p>
          </table:table-cell>
          <table:table-cell office:value-type="float" office:value="1.26111063544424">
            <text:p>1.2611106354</text:p>
          </table:table-cell>
          <table:table-cell office:value-type="float" office:value="1.08357259614231">
            <text:p>1.0835725961</text:p>
          </table:table-cell>
          <table:table-cell office:value-type="float" office:value="12.4010830593983">
            <text:p>12.4010830594</text:p>
          </table:table-cell>
          <table:table-cell office:value-type="float" office:value="10.006885663988">
            <text:p>10.006885664</text:p>
          </table:table-cell>
          <table:table-cell office:value-type="float" office:value="29.7571698515934">
            <text:p>29.757169851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880">
            <text:p>5880</text:p>
          </table:table-cell>
          <table:table-cell office:value-type="float" office:value="10369">
            <text:p>10369</text:p>
          </table:table-cell>
          <table:table-cell office:value-type="float" office:value="18880">
            <text:p>18880</text:p>
          </table:table-cell>
          <table:table-cell office:value-type="float" office:value="360.5">
            <text:p>360.5</text:p>
          </table:table-cell>
          <table:table-cell office:value-type="float" office:value="651.25">
            <text:p>651.25</text:p>
          </table:table-cell>
          <table:table-cell office:value-type="float" office:value="272">
            <text:p>272</text:p>
          </table:table-cell>
          <table:table-cell office:value-type="float" office:value="0.0613095238095238">
            <text:p>0.0613095238</text:p>
          </table:table-cell>
          <table:table-cell office:value-type="float" office:value="0.0628074066930273">
            <text:p>0.0628074067</text:p>
          </table:table-cell>
          <table:table-cell office:value-type="float" office:value="0.0144067796610169">
            <text:p>0.0144067797</text:p>
          </table:table-cell>
          <table:table-cell office:value-type="float" office:value="1.22195069444444">
            <text:p>1.2219506944</text:p>
          </table:table-cell>
          <table:table-cell office:value-type="float" office:value="1.22755767328318">
            <text:p>1.2275576733</text:p>
          </table:table-cell>
          <table:table-cell office:value-type="float" office:value="1.05083053720195">
            <text:p>1.0508305372</text:p>
          </table:table-cell>
          <table:table-cell office:value-type="float" office:value="11.6488383193556">
            <text:p>11.6488383194</text:p>
          </table:table-cell>
          <table:table-cell office:value-type="float" office:value="11.3791291641346">
            <text:p>11.37912916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868">
            <text:p>5868</text:p>
          </table:table-cell>
          <table:table-cell office:value-type="float" office:value="10410">
            <text:p>10410</text:p>
          </table:table-cell>
          <table:table-cell office:value-type="float" office:value="17463">
            <text:p>17463</text:p>
          </table:table-cell>
          <table:table-cell office:value-type="float" office:value="424.375">
            <text:p>424.375</text:p>
          </table:table-cell>
          <table:table-cell office:value-type="float" office:value="-224.375">
            <text:p>-224.375</text:p>
          </table:table-cell>
          <table:table-cell office:value-type="float" office:value="-290">
            <text:p>-290</text:p>
          </table:table-cell>
          <table:table-cell office:value-type="float" office:value="0.0723202113156101">
            <text:p>0.0723202113</text:p>
          </table:table-cell>
          <table:table-cell office:value-type="float" office:value="-0.0215537944284342">
            <text:p>-0.0215537944</text:p>
          </table:table-cell>
          <table:table-cell office:value-type="float" office:value="-0.0166065395407433">
            <text:p>-0.0166065395</text:p>
          </table:table-cell>
          <table:table-cell office:value-type="float" office:value="1.26337195701551">
            <text:p>1.263371957</text:p>
          </table:table-cell>
          <table:table-cell office:value-type="float" office:value="0.925472268966836">
            <text:p>0.925472269</text:p>
          </table:table-cell>
          <table:table-cell office:value-type="float" office:value="0.942417634832214">
            <text:p>0.9424176348</text:p>
          </table:table-cell>
          <table:table-cell office:value-type="float" office:value="9.926959312472">
            <text:p>9.9269593125</text:p>
          </table:table-cell>
          <table:table-cell office:value-type="float" office:value="-31.8111077531698">
            <text:p>-31.8111077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99">
            <text:p>99</text:p>
          </table:table-cell>
          <table:table-cell office:value-type="float" office:value="6410">
            <text:p>6410</text:p>
          </table:table-cell>
          <table:table-cell office:value-type="float" office:value="11232">
            <text:p>11232</text:p>
          </table:table-cell>
          <table:table-cell office:value-type="float" office:value="18389">
            <text:p>18389</text:p>
          </table:table-cell>
          <table:table-cell office:value-type="float" office:value="496.625">
            <text:p>496.625</text:p>
          </table:table-cell>
          <table:table-cell office:value-type="float" office:value="886.75">
            <text:p>886.75</text:p>
          </table:table-cell>
          <table:table-cell office:value-type="float" office:value="-584.75">
            <text:p>-584.75</text:p>
          </table:table-cell>
          <table:table-cell office:value-type="float" office:value="0.0774765990639626">
            <text:p>0.0774765991</text:p>
          </table:table-cell>
          <table:table-cell office:value-type="float" office:value="0.0789485398860399">
            <text:p>0.0789485399</text:p>
          </table:table-cell>
          <table:table-cell office:value-type="float" office:value="-0.0317989015172114">
            <text:p>-0.0317989015</text:p>
          </table:table-cell>
          <table:table-cell office:value-type="float" office:value="1.2829332385928">
            <text:p>1.2829332386</text:p>
          </table:table-cell>
          <table:table-cell office:value-type="float" office:value="1.28853631862341">
            <text:p>1.2885363186</text:p>
          </table:table-cell>
          <table:table-cell office:value-type="float" office:value="0.890685738159655">
            <text:p>0.8906857382</text:p>
          </table:table-cell>
          <table:table-cell office:value-type="float" office:value="9.28879963721736">
            <text:p>9.2887996372</text:p>
          </table:table-cell>
          <table:table-cell office:value-type="float" office:value="9.12191884030865">
            <text:p>9.1219188403</text:p>
          </table:table-cell>
          <table:table-cell office:value-type="float" office:value="-21.4493939504586">
            <text:p>-21.449393950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6960">
            <text:p>6960</text:p>
          </table:table-cell>
          <table:table-cell office:value-type="float" office:value="12234">
            <text:p>12234</text:p>
          </table:table-cell>
          <table:table-cell office:value-type="float" office:value="18507">
            <text:p>18507</text:p>
          </table:table-cell>
          <table:table-cell office:value-type="float" office:value="522.5">
            <text:p>522.5</text:p>
          </table:table-cell>
          <table:table-cell office:value-type="float" office:value="931.75">
            <text:p>931.75</text:p>
          </table:table-cell>
          <table:table-cell office:value-type="float" office:value="566.25">
            <text:p>566.25</text:p>
          </table:table-cell>
          <table:table-cell office:value-type="float" office:value="0.0750718390804598">
            <text:p>0.0750718391</text:p>
          </table:table-cell>
          <table:table-cell office:value-type="float" office:value="0.0761606996893902">
            <text:p>0.0761606997</text:p>
          </table:table-cell>
          <table:table-cell office:value-type="float" office:value="0.0305965310423083">
            <text:p>0.030596531</text:p>
          </table:table-cell>
          <table:table-cell office:value-type="float" office:value="1.27379756758654">
            <text:p>1.2737975676</text:p>
          </table:table-cell>
          <table:table-cell office:value-type="float" office:value="1.27793133518013">
            <text:p>1.2779313352</text:p>
          </table:table-cell>
          <table:table-cell office:value-type="float" office:value="1.10892270816325">
            <text:p>1.1089227082</text:p>
          </table:table-cell>
          <table:table-cell office:value-type="float" office:value="9.57551111452014">
            <text:p>9.5755111145</text:p>
          </table:table-cell>
          <table:table-cell office:value-type="float" office:value="9.44344784315479">
            <text:p>9.4434478432</text:p>
          </table:table-cell>
          <table:table-cell office:value-type="float" office:value="22.9992696471758">
            <text:p>22.999269647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3">
            <text:p>113</text:p>
          </table:table-cell>
          <table:table-cell office:value-type="float" office:value="7649">
            <text:p>7649</text:p>
          </table:table-cell>
          <table:table-cell office:value-type="float" office:value="11196">
            <text:p>11196</text:p>
          </table:table-cell>
          <table:table-cell office:value-type="float" office:value="18169">
            <text:p>18169</text:p>
          </table:table-cell>
          <table:table-cell office:value-type="float" office:value="501">
            <text:p>501</text:p>
          </table:table-cell>
          <table:table-cell office:value-type="float" office:value="-376.625">
            <text:p>-376.625</text:p>
          </table:table-cell>
          <table:table-cell office:value-type="float" office:value="11.5">
            <text:p>11.5</text:p>
          </table:table-cell>
          <table:table-cell office:value-type="float" office:value="0.0654987580075827">
            <text:p>0.065498758</text:p>
          </table:table-cell>
          <table:table-cell office:value-type="float" office:value="-0.0336392461593426">
            <text:p>-0.0336392462</text:p>
          </table:table-cell>
          <table:table-cell office:value-type="float" office:value="0.000632946227090098">
            <text:p>0.0006329462</text:p>
          </table:table-cell>
          <table:table-cell office:value-type="float" office:value="1.23765422413559">
            <text:p>1.2376542241</text:p>
          </table:table-cell>
          <table:table-cell office:value-type="float" office:value="0.884480572251352">
            <text:p>0.8844805723</text:p>
          </table:table-cell>
          <table:table-cell office:value-type="float" office:value="1.00221609701183">
            <text:p>1.002216097</text:p>
          </table:table-cell>
          <table:table-cell office:value-type="float" office:value="10.9255095917821">
            <text:p>10.9255095918</text:p>
          </table:table-cell>
          <table:table-cell office:value-type="float" office:value="-20.2567624705932">
            <text:p>-20.25676247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530">
            <text:p>7530</text:p>
          </table:table-cell>
          <table:table-cell office:value-type="float" office:value="10682">
            <text:p>10682</text:p>
          </table:table-cell>
          <table:table-cell office:value-type="float" office:value="16868">
            <text:p>16868</text:p>
          </table:table-cell>
          <table:table-cell office:value-type="float" office:value="250.25">
            <text:p>250.25</text:p>
          </table:table-cell>
          <table:table-cell office:value-type="float" office:value="520.75">
            <text:p>520.75</text:p>
          </table:table-cell>
          <table:table-cell office:value-type="float" office:value="-282.5">
            <text:p>-282.5</text:p>
          </table:table-cell>
          <table:table-cell office:value-type="float" office:value="0.0332337317397078">
            <text:p>0.0332337317</text:p>
          </table:table-cell>
          <table:table-cell office:value-type="float" office:value="0.0487502340385696">
            <text:p>0.048750234</text:p>
          </table:table-cell>
          <table:table-cell office:value-type="float" office:value="-0.0167476879298079">
            <text:p>-0.0167476879</text:p>
          </table:table-cell>
          <table:table-cell office:value-type="float" office:value="1.11848284370266">
            <text:p>1.1184828437</text:p>
          </table:table-cell>
          <table:table-cell office:value-type="float" office:value="1.17528392635987">
            <text:p>1.1752839264</text:p>
          </table:table-cell>
          <table:table-cell office:value-type="float" office:value="0.941932842945621">
            <text:p>0.9419328429</text:p>
          </table:table-cell>
          <table:table-cell office:value-type="float" office:value="21.2014215195017">
            <text:p>21.2014215195</text:p>
          </table:table-cell>
          <table:table-cell office:value-type="float" office:value="14.5621597009119">
            <text:p>14.5621597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6171">
            <text:p>6171</text:p>
          </table:table-cell>
          <table:table-cell office:value-type="float" office:value="11619">
            <text:p>11619</text:p>
          </table:table-cell>
          <table:table-cell office:value-type="float" office:value="17609">
            <text:p>17609</text:p>
          </table:table-cell>
          <table:table-cell office:value-type="float" office:value="-81.25">
            <text:p>-81.25</text:p>
          </table:table-cell>
          <table:table-cell office:value-type="float" office:value="482.375">
            <text:p>482.375</text:p>
          </table:table-cell>
          <table:table-cell office:value-type="float" office:value="-523.375">
            <text:p>-523.375</text:p>
          </table:table-cell>
          <table:table-cell office:value-type="float" office:value="-0.0131664235942311">
            <text:p>-0.0131664236</text:p>
          </table:table-cell>
          <table:table-cell office:value-type="float" office:value="0.0415160512952922">
            <text:p>0.0415160513</text:p>
          </table:table-cell>
          <table:table-cell office:value-type="float" office:value="-0.0297220171503209">
            <text:p>-0.0297220172</text:p>
          </table:table-cell>
          <table:table-cell office:value-type="float" office:value="0.954257292652306">
            <text:p>0.9542572927</text:p>
          </table:table-cell>
          <table:table-cell office:value-type="float" office:value="1.14868440126322">
            <text:p>1.1486844013</text:p>
          </table:table-cell>
          <table:table-cell office:value-type="float" office:value="0.897704400648705">
            <text:p>0.8977044006</text:p>
          </table:table-cell>
          <table:table-cell office:value-type="float" office:value="0">
            <text:p>0</text:p>
          </table:table-cell>
          <table:table-cell office:value-type="float" office:value="17.0401081329449">
            <text:p>17.0401081329</text:p>
          </table:table-cell>
          <table:table-cell office:value-type="float" office:value="-22.9726842202096">
            <text:p>-22.972684220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7527">
            <text:p>7527</text:p>
          </table:table-cell>
          <table:table-cell office:value-type="float" office:value="12412">
            <text:p>12412</text:p>
          </table:table-cell>
          <table:table-cell office:value-type="float" office:value="17908">
            <text:p>17908</text:p>
          </table:table-cell>
          <table:table-cell office:value-type="float" office:value="-60.625">
            <text:p>-60.625</text:p>
          </table:table-cell>
          <table:table-cell office:value-type="float" office:value="408">
            <text:p>408</text:p>
          </table:table-cell>
          <table:table-cell office:value-type="float" office:value="528.625">
            <text:p>528.625</text:p>
          </table:table-cell>
          <table:table-cell office:value-type="float" office:value="-0.00805433771755015">
            <text:p>-0.0080543377</text:p>
          </table:table-cell>
          <table:table-cell office:value-type="float" office:value="0.0328714147599098">
            <text:p>0.0328714148</text:p>
          </table:table-cell>
          <table:table-cell office:value-type="float" office:value="0.0295189300871119">
            <text:p>0.0295189301</text:p>
          </table:table-cell>
          <table:table-cell office:value-type="float" office:value="0.971936967806468">
            <text:p>0.9719369678</text:p>
          </table:table-cell>
          <table:table-cell office:value-type="float" office:value="1.11716779027999">
            <text:p>1.1171677903</text:p>
          </table:table-cell>
          <table:table-cell office:value-type="float" office:value="1.10502413508253">
            <text:p>1.1050241351</text:p>
          </table:table-cell>
          <table:table-cell office:value-type="float" office:value="0">
            <text:p>0</text:p>
          </table:table-cell>
          <table:table-cell office:value-type="float" office:value="21.4313299572848">
            <text:p>21.4313299573</text:p>
          </table:table-cell>
          <table:table-cell office:value-type="float" office:value="23.8263398162787">
            <text:p>23.826339816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8229">
            <text:p>8229</text:p>
          </table:table-cell>
          <table:table-cell office:value-type="float" office:value="11655">
            <text:p>11655</text:p>
          </table:table-cell>
          <table:table-cell office:value-type="float" office:value="17740">
            <text:p>17740</text:p>
          </table:table-cell>
          <table:table-cell office:value-type="float" office:value="301.125">
            <text:p>301.125</text:p>
          </table:table-cell>
          <table:table-cell office:value-type="float" office:value="193.75">
            <text:p>193.75</text:p>
          </table:table-cell>
          <table:table-cell office:value-type="float" office:value="108">
            <text:p>108</text:p>
          </table:table-cell>
          <table:table-cell office:value-type="float" office:value="0.0365931461903026">
            <text:p>0.0365931462</text:p>
          </table:table-cell>
          <table:table-cell office:value-type="float" office:value="0.0166237666237666">
            <text:p>0.0166237666</text:p>
          </table:table-cell>
          <table:table-cell office:value-type="float" office:value="0.00608793686583991">
            <text:p>0.0060879369</text:p>
          </table:table-cell>
          <table:table-cell office:value-type="float" office:value="1.13070056602834">
            <text:p>1.130700566</text:p>
          </table:table-cell>
          <table:table-cell office:value-type="float" office:value="1.05872482843204">
            <text:p>1.0587248284</text:p>
          </table:table-cell>
          <table:table-cell office:value-type="float" office:value="1.02138042246199">
            <text:p>1.0213804225</text:p>
          </table:table-cell>
          <table:table-cell office:value-type="float" office:value="19.2864923698804">
            <text:p>19.28649236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7371">
            <text:p>7371</text:p>
          </table:table-cell>
          <table:table-cell office:value-type="float" office:value="11492">
            <text:p>11492</text:p>
          </table:table-cell>
          <table:table-cell office:value-type="float" office:value="18928">
            <text:p>18928</text:p>
          </table:table-cell>
          <table:table-cell office:value-type="float" office:value="686.5">
            <text:p>686.5</text:p>
          </table:table-cell>
          <table:table-cell office:value-type="float" office:value="954.25">
            <text:p>954.25</text:p>
          </table:table-cell>
          <table:table-cell office:value-type="float" office:value="1561.25">
            <text:p>1561.25</text:p>
          </table:table-cell>
          <table:table-cell office:value-type="float" office:value="0.0931352598019265">
            <text:p>0.0931352598</text:p>
          </table:table-cell>
          <table:table-cell office:value-type="float" office:value="0.0830360250609119">
            <text:p>0.0830360251</text:p>
          </table:table-cell>
          <table:table-cell office:value-type="float" office:value="0.0824836221470837">
            <text:p>0.0824836221</text:p>
          </table:table-cell>
          <table:table-cell office:value-type="float" office:value="1.34297479547875">
            <text:p>1.3429747955</text:p>
          </table:table-cell>
          <table:table-cell office:value-type="float" office:value="1.30414025137071">
            <text:p>1.3041402514</text:p>
          </table:table-cell>
          <table:table-cell office:value-type="float" office:value="1.3020276314429">
            <text:p>1.3020276314</text:p>
          </table:table-cell>
          <table:table-cell office:value-type="float" office:value="7.78380179997939">
            <text:p>7.7838018</text:p>
          </table:table-cell>
          <table:table-cell office:value-type="float" office:value="8.68951419167336">
            <text:p>8.6895141917</text:p>
          </table:table-cell>
          <table:table-cell office:value-type="float" office:value="8.74544820030253">
            <text:p>8.745448200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6450">
            <text:p>6450</text:p>
          </table:table-cell>
          <table:table-cell office:value-type="float" office:value="11480">
            <text:p>11480</text:p>
          </table:table-cell>
          <table:table-cell office:value-type="float" office:value="19264">
            <text:p>19264</text:p>
          </table:table-cell>
          <table:table-cell office:value-type="float" office:value="-220.375">
            <text:p>-220.375</text:p>
          </table:table-cell>
          <table:table-cell office:value-type="float" office:value="808.5">
            <text:p>808.5</text:p>
          </table:table-cell>
          <table:table-cell office:value-type="float" office:value="1540">
            <text:p>1540</text:p>
          </table:table-cell>
          <table:table-cell office:value-type="float" office:value="-0.0341666666666667">
            <text:p>-0.0341666667</text:p>
          </table:table-cell>
          <table:table-cell office:value-type="float" office:value="0.0704268292682927">
            <text:p>0.0704268293</text:p>
          </table:table-cell>
          <table:table-cell office:value-type="float" office:value="0.0799418604651163">
            <text:p>0.0799418605</text:p>
          </table:table-cell>
          <table:table-cell office:value-type="float" office:value="0.882704694444444">
            <text:p>0.8827046944</text:p>
          </table:table-cell>
          <table:table-cell office:value-type="float" office:value="1.25621538146936">
            <text:p>1.2562153815</text:p>
          </table:table-cell>
          <table:table-cell office:value-type="float" office:value="1.29232228569497">
            <text:p>1.2923222857</text:p>
          </table:table-cell>
          <table:table-cell office:value-type="float" office:value="-19.9386529561943">
            <text:p>-19.9386529562</text:p>
          </table:table-cell>
          <table:table-cell office:value-type="float" office:value="10.1847325763447">
            <text:p>10.1847325763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7725">
            <text:p>7725</text:p>
          </table:table-cell>
          <table:table-cell office:value-type="float" office:value="12376">
            <text:p>12376</text:p>
          </table:table-cell>
          <table:table-cell office:value-type="float" office:value="23744">
            <text:p>23744</text:p>
          </table:table-cell>
          <table:table-cell office:value-type="float" office:value="-37.625">
            <text:p>-37.625</text:p>
          </table:table-cell>
          <table:table-cell office:value-type="float" office:value="1060.5">
            <text:p>1060.5</text:p>
          </table:table-cell>
          <table:table-cell office:value-type="float" office:value="1911">
            <text:p>1911</text:p>
          </table:table-cell>
          <table:table-cell office:value-type="float" office:value="-0.0048705501618123">
            <text:p>-0.0048705502</text:p>
          </table:table-cell>
          <table:table-cell office:value-type="float" office:value="0.0856900452488688">
            <text:p>0.0856900452</text:p>
          </table:table-cell>
          <table:table-cell office:value-type="float" office:value="0.0804834905660377">
            <text:p>0.0804834906</text:p>
          </table:table-cell>
          <table:table-cell office:value-type="float" office:value="0.982999570061059">
            <text:p>0.9829995701</text:p>
          </table:table-cell>
          <table:table-cell office:value-type="float" office:value="1.31430701472636">
            <text:p>1.3143070147</text:p>
          </table:table-cell>
          <table:table-cell office:value-type="float" office:value="1.29438829779837">
            <text:p>1.2943882978</text:p>
          </table:table-cell>
          <table:table-cell office:value-type="float" office:value="0">
            <text:p>0</text:p>
          </table:table-cell>
          <table:table-cell office:value-type="float" office:value="8.43082987701996">
            <text:p>8.430829877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32">
            <text:p>132</text:p>
          </table:table-cell>
          <table:table-cell office:value-type="float" office:value="7371">
            <text:p>7371</text:p>
          </table:table-cell>
          <table:table-cell office:value-type="float" office:value="11907">
            <text:p>11907</text:p>
          </table:table-cell>
          <table:table-cell office:value-type="float" office:value="25816">
            <text:p>25816</text:p>
          </table:table-cell>
          <table:table-cell office:value-type="float" office:value="575.875">
            <text:p>575.875</text:p>
          </table:table-cell>
          <table:table-cell office:value-type="float" office:value="1299.375">
            <text:p>1299.375</text:p>
          </table:table-cell>
          <table:table-cell office:value-type="float" office:value="1078">
            <text:p>1078</text:p>
          </table:table-cell>
          <table:table-cell office:value-type="float" office:value="0.0781271197937865">
            <text:p>0.0781271198</text:p>
          </table:table-cell>
          <table:table-cell office:value-type="float" office:value="0.109126984126984">
            <text:p>0.1091269841</text:p>
          </table:table-cell>
          <table:table-cell office:value-type="float" office:value="0.0417570498915401">
            <text:p>0.0417570499</text:p>
          </table:table-cell>
          <table:table-cell office:value-type="float" office:value="1.28540845909891">
            <text:p>1.2854084591</text:p>
          </table:table-cell>
          <table:table-cell office:value-type="float" office:value="1.40528549382716">
            <text:p>1.4052854938</text:p>
          </table:table-cell>
          <table:table-cell office:value-type="float" office:value="1.14956723100305">
            <text:p>1.149567231</text:p>
          </table:table-cell>
          <table:table-cell office:value-type="float" office:value="9.21427199409334">
            <text:p>9.2142719941</text:p>
          </table:table-cell>
          <table:table-cell office:value-type="float" office:value="6.69234074584823">
            <text:p>6.6923407458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7216">
            <text:p>7216</text:p>
          </table:table-cell>
          <table:table-cell office:value-type="float" office:value="12570">
            <text:p>12570</text:p>
          </table:table-cell>
          <table:table-cell office:value-type="float" office:value="24976">
            <text:p>24976</text:p>
          </table:table-cell>
          <table:table-cell office:value-type="float" office:value="-397.75">
            <text:p>-397.75</text:p>
          </table:table-cell>
          <table:table-cell office:value-type="float" office:value="1095">
            <text:p>1095</text:p>
          </table:table-cell>
          <table:table-cell office:value-type="float" office:value="875">
            <text:p>875</text:p>
          </table:table-cell>
          <table:table-cell office:value-type="float" office:value="-0.0551205654101996">
            <text:p>-0.0551205654</text:p>
          </table:table-cell>
          <table:table-cell office:value-type="float" office:value="0.0871121718377088">
            <text:p>0.0871121718</text:p>
          </table:table-cell>
          <table:table-cell office:value-type="float" office:value="0.0350336322869955">
            <text:p>0.0350336323</text:p>
          </table:table-cell>
          <table:table-cell office:value-type="float" office:value="0.813033043457336">
            <text:p>0.8130330435</text:p>
          </table:table-cell>
          <table:table-cell office:value-type="float" office:value="1.31976612117725">
            <text:p>1.3197661212</text:p>
          </table:table-cell>
          <table:table-cell office:value-type="float" office:value="1.12502332957128">
            <text:p>1.1250233296</text:p>
          </table:table-cell>
          <table:table-cell office:value-type="float" office:value="-12.2252617154085">
            <text:p>-12.2252617154</text:p>
          </table:table-cell>
          <table:table-cell office:value-type="float" office:value="8.29869939586075">
            <text:p>8.2986993959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5772">
            <text:p>5772</text:p>
          </table:table-cell>
          <table:table-cell office:value-type="float" office:value="12376">
            <text:p>12376</text:p>
          </table:table-cell>
          <table:table-cell office:value-type="float" office:value="24864">
            <text:p>24864</text:p>
          </table:table-cell>
          <table:table-cell office:value-type="float" office:value="-380.75">
            <text:p>-380.75</text:p>
          </table:table-cell>
          <table:table-cell office:value-type="float" office:value="193.125">
            <text:p>193.125</text:p>
          </table:table-cell>
          <table:table-cell office:value-type="float" office:value="1148">
            <text:p>1148</text:p>
          </table:table-cell>
          <table:table-cell office:value-type="float" office:value="-0.0659650034650035">
            <text:p>-0.0659650035</text:p>
          </table:table-cell>
          <table:table-cell office:value-type="float" office:value="0.0156047996121526">
            <text:p>0.0156047996</text:p>
          </table:table-cell>
          <table:table-cell office:value-type="float" office:value="0.0461711711711712">
            <text:p>0.0461711712</text:p>
          </table:table-cell>
          <table:table-cell office:value-type="float" office:value="0.777651195969478">
            <text:p>0.777651196</text:p>
          </table:table-cell>
          <table:table-cell office:value-type="float" office:value="1.05509407779357">
            <text:p>1.0550940778</text:p>
          </table:table-cell>
          <table:table-cell office:value-type="float" office:value="1.16577738211184">
            <text:p>1.1657773821</text:p>
          </table:table-cell>
          <table:table-cell office:value-type="float" office:value="-10.1572867153609">
            <text:p>-10.1572867154</text:p>
          </table:table-cell>
          <table:table-cell office:value-type="float" office:value="0">
            <text:p>0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3">
            <text:p>173</text:p>
          </table:table-cell>
          <table:table-cell office:value-type="float" office:value="6773">
            <text:p>6773</text:p>
          </table:table-cell>
          <table:table-cell office:value-type="float" office:value="14416">
            <text:p>14416</text:p>
          </table:table-cell>
          <table:table-cell office:value-type="float" office:value="29176">
            <text:p>29176</text:p>
          </table:table-cell>
          <table:table-cell office:value-type="float" office:value="-399">
            <text:p>-399</text:p>
          </table:table-cell>
          <table:table-cell office:value-type="float" office:value="1160.25">
            <text:p>1160.25</text:p>
          </table:table-cell>
          <table:table-cell office:value-type="float" office:value="574">
            <text:p>574</text:p>
          </table:table-cell>
          <table:table-cell office:value-type="float" office:value="-0.0589103794478075">
            <text:p>-0.0589103794</text:p>
          </table:table-cell>
          <table:table-cell office:value-type="float" office:value="0.0804834905660377">
            <text:p>0.0804834906</text:p>
          </table:table-cell>
          <table:table-cell office:value-type="float" office:value="0.0196737044145873">
            <text:p>0.0196737044</text:p>
          </table:table-cell>
          <table:table-cell office:value-type="float" office:value="0.800615720233776">
            <text:p>0.8006157202</text:p>
          </table:table-cell>
          <table:table-cell office:value-type="float" office:value="1.29438829779837">
            <text:p>1.2943882978</text:p>
          </table:table-cell>
          <table:table-cell office:value-type="float" office:value="1.06961659255603">
            <text:p>1.0696165926</text:p>
          </table:table-cell>
          <table:table-cell office:value-type="float" office:value="-11.4160494390037">
            <text:p>-11.416049439</text:p>
          </table:table-cell>
          <table:table-cell office:value-type="float" office:value="8.95439298312194">
            <text:p>8.95439298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5785">
            <text:p>5785</text:p>
          </table:table-cell>
          <table:table-cell office:value-type="float" office:value="15130">
            <text:p>15130</text:p>
          </table:table-cell>
          <table:table-cell office:value-type="float" office:value="29965">
            <text:p>29965</text:p>
          </table:table-cell>
          <table:table-cell office:value-type="float" office:value="-223.125">
            <text:p>-223.125</text:p>
          </table:table-cell>
          <table:table-cell office:value-type="float" office:value="127.5">
            <text:p>127.5</text:p>
          </table:table-cell>
          <table:table-cell office:value-type="float" office:value="1251.25">
            <text:p>1251.25</text:p>
          </table:table-cell>
          <table:table-cell office:value-type="float" office:value="-0.0385695764909248">
            <text:p>-0.0385695765</text:p>
          </table:table-cell>
          <table:table-cell office:value-type="float" office:value="0.00842696629213483">
            <text:p>0.0084269663</text:p>
          </table:table-cell>
          <table:table-cell office:value-type="float" office:value="0.0417570498915401">
            <text:p>0.0417570499</text:p>
          </table:table-cell>
          <table:table-cell office:value-type="float" office:value="0.867922202253914">
            <text:p>0.8679222023</text:p>
          </table:table-cell>
          <table:table-cell office:value-type="float" office:value="1.02963356899381">
            <text:p>1.029633569</text:p>
          </table:table-cell>
          <table:table-cell office:value-type="float" office:value="1.14956723100305">
            <text:p>1.149567231</text:p>
          </table:table-cell>
          <table:table-cell office:value-type="float" office:value="-17.6224998878558">
            <text:p>-17.6224998879</text:p>
          </table:table-cell>
          <table:table-cell office:value-type="float" office:value="0">
            <text:p>0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6019">
            <text:p>6019</text:p>
          </table:table-cell>
          <table:table-cell office:value-type="float" office:value="15742">
            <text:p>15742</text:p>
          </table:table-cell>
          <table:table-cell office:value-type="float" office:value="30530">
            <text:p>30530</text:p>
          </table:table-cell>
          <table:table-cell office:value-type="float" office:value="-26.125">
            <text:p>-26.125</text:p>
          </table:table-cell>
          <table:table-cell office:value-type="float" office:value="395.25">
            <text:p>395.25</text:p>
          </table:table-cell>
          <table:table-cell office:value-type="float" office:value="2316.375">
            <text:p>2316.375</text:p>
          </table:table-cell>
          <table:table-cell office:value-type="float" office:value="-0.00434042199700947">
            <text:p>-0.004340422</text:p>
          </table:table-cell>
          <table:table-cell office:value-type="float" office:value="0.0251079913606911">
            <text:p>0.0251079914</text:p>
          </table:table-cell>
          <table:table-cell office:value-type="float" office:value="0.0758720930232558">
            <text:p>0.075872093</text:p>
          </table:table-cell>
          <table:table-cell office:value-type="float" office:value="0.984845447966167">
            <text:p>0.984845448</text:p>
          </table:table-cell>
          <table:table-cell office:value-type="float" office:value="1.08911357577355">
            <text:p>1.0891135758</text:p>
          </table:table-cell>
          <table:table-cell office:value-type="float" office:value="1.27683521160087">
            <text:p>1.2768352116</text:p>
          </table:table-cell>
          <table:table-cell office:value-type="float" office:value="0">
            <text:p>0</text:p>
          </table:table-cell>
          <table:table-cell office:value-type="float" office:value="27.9517773129238">
            <text:p>27.9517773129</text:p>
          </table:table-cell>
          <table:table-cell office:value-type="float" office:value="9.47808267545194">
            <text:p>9.478082675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81">
            <text:p>281</text:p>
          </table:table-cell>
          <table:table-cell office:value-type="float" office:value="6604">
            <text:p>6604</text:p>
          </table:table-cell>
          <table:table-cell office:value-type="float" office:value="16740">
            <text:p>16740</text:p>
          </table:table-cell>
          <table:table-cell office:value-type="float" office:value="36565">
            <text:p>36565</text:p>
          </table:table-cell>
          <table:table-cell office:value-type="float" office:value="112.125">
            <text:p>112.125</text:p>
          </table:table-cell>
          <table:table-cell office:value-type="float" office:value="870">
            <text:p>870</text:p>
          </table:table-cell>
          <table:table-cell office:value-type="float" office:value="2848.875">
            <text:p>2848.875</text:p>
          </table:table-cell>
          <table:table-cell office:value-type="float" office:value="0.0169783464566929">
            <text:p>0.0169783465</text:p>
          </table:table-cell>
          <table:table-cell office:value-type="float" office:value="0.0519713261648746">
            <text:p>0.0519713262</text:p>
          </table:table-cell>
          <table:table-cell office:value-type="float" office:value="0.0779126213592233">
            <text:p>0.0779126214</text:p>
          </table:table-cell>
          <table:table-cell office:value-type="float" office:value="1.0599892105253">
            <text:p>1.0599892105</text:p>
          </table:table-cell>
          <table:table-cell office:value-type="float" office:value="1.187193638314">
            <text:p>1.1871936383</text:p>
          </table:table-cell>
          <table:table-cell office:value-type="float" office:value="1.28459211282873">
            <text:p>1.2845921128</text:p>
          </table:table-cell>
          <table:table-cell office:value-type="float" office:value="0">
            <text:p>0</text:p>
          </table:table-cell>
          <table:table-cell office:value-type="float" office:value="13.6807549598457">
            <text:p>13.6807549598</text:p>
          </table:table-cell>
          <table:table-cell office:value-type="float" office:value="9.23870878693693">
            <text:p>9.238708786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6578">
            <text:p>6578</text:p>
          </table:table-cell>
          <table:table-cell office:value-type="float" office:value="17714">
            <text:p>17714</text:p>
          </table:table-cell>
          <table:table-cell office:value-type="float" office:value="39689">
            <text:p>39689</text:p>
          </table:table-cell>
          <table:table-cell office:value-type="float" office:value="-17.875">
            <text:p>-17.875</text:p>
          </table:table-cell>
          <table:table-cell office:value-type="float" office:value="348.5">
            <text:p>348.5</text:p>
          </table:table-cell>
          <table:table-cell office:value-type="float" office:value="1854.875">
            <text:p>1854.875</text:p>
          </table:table-cell>
          <table:table-cell office:value-type="float" office:value="-0.00271739130434783">
            <text:p>-0.0027173913</text:p>
          </table:table-cell>
          <table:table-cell office:value-type="float" office:value="0.0196737044145873">
            <text:p>0.0196737044</text:p>
          </table:table-cell>
          <table:table-cell office:value-type="float" office:value="0.0467352415026834">
            <text:p>0.0467352415</text:p>
          </table:table-cell>
          <table:table-cell office:value-type="float" office:value="0.990503603497164">
            <text:p>0.9905036035</text:p>
          </table:table-cell>
          <table:table-cell office:value-type="float" office:value="1.06961659255603">
            <text:p>1.0696165926</text:p>
          </table:table-cell>
          <table:table-cell office:value-type="float" office:value="1.16785434354409">
            <text:p>1.1678543435</text:p>
          </table:table-cell>
          <table:table-cell table:number-columns-repeated="2" office:value-type="float" office:value="0">
            <text:p>0</text:p>
          </table:table-cell>
          <table:table-cell office:value-type="float" office:value="15.175295099039">
            <text:p>15.17529509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6383">
            <text:p>6383</text:p>
          </table:table-cell>
          <table:table-cell office:value-type="float" office:value="17316">
            <text:p>17316</text:p>
          </table:table-cell>
          <table:table-cell office:value-type="float" office:value="39192">
            <text:p>39192</text:p>
          </table:table-cell>
          <table:table-cell office:value-type="float" office:value="8.125">
            <text:p>8.125</text:p>
          </table:table-cell>
          <table:table-cell office:value-type="float" office:value="266.5">
            <text:p>266.5</text:p>
          </table:table-cell>
          <table:table-cell office:value-type="float" office:value="1659.625">
            <text:p>1659.625</text:p>
          </table:table-cell>
          <table:table-cell office:value-type="float" office:value="0.00127291242362525">
            <text:p>0.0012729124</text:p>
          </table:table-cell>
          <table:table-cell office:value-type="float" office:value="0.0153903903903904">
            <text:p>0.0153903904</text:p>
          </table:table-cell>
          <table:table-cell office:value-type="float" office:value="0.0423460144927536">
            <text:p>0.0423460145</text:p>
          </table:table-cell>
          <table:table-cell office:value-type="float" office:value="1.00445836928252">
            <text:p>1.0044583693</text:p>
          </table:table-cell>
          <table:table-cell office:value-type="float" office:value="1.05433062003445">
            <text:p>1.05433062</text:p>
          </table:table-cell>
          <table:table-cell office:value-type="float" office:value="1.15172569321374">
            <text:p>1.1517256932</text:p>
          </table:table-cell>
          <table:table-cell table:number-columns-repeated="2" office:value-type="float" office:value="0">
            <text:p>0</text:p>
          </table:table-cell>
          <table:table-cell office:value-type="float" office:value="16.7128301649005">
            <text:p>16.712830164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7007">
            <text:p>7007</text:p>
          </table:table-cell>
          <table:table-cell office:value-type="float" office:value="18180">
            <text:p>18180</text:p>
          </table:table-cell>
          <table:table-cell office:value-type="float" office:value="39618">
            <text:p>39618</text:p>
          </table:table-cell>
          <table:table-cell office:value-type="float" office:value="6.5">
            <text:p>6.5</text:p>
          </table:table-cell>
          <table:table-cell office:value-type="float" office:value="648.75">
            <text:p>648.75</text:p>
          </table:table-cell>
          <table:table-cell office:value-type="float" office:value="2059">
            <text:p>2059</text:p>
          </table:table-cell>
          <table:table-cell office:value-type="float" office:value="0.000927643784786642">
            <text:p>0.0009276438</text:p>
          </table:table-cell>
          <table:table-cell office:value-type="float" office:value="0.0356848184818482">
            <text:p>0.0356848185</text:p>
          </table:table-cell>
          <table:table-cell office:value-type="float" office:value="0.0519713261648746">
            <text:p>0.0519713262</text:p>
          </table:table-cell>
          <table:table-cell office:value-type="float" office:value="1.00324843987182">
            <text:p>1.0032484399</text:p>
          </table:table-cell>
          <table:table-cell office:value-type="float" office:value="1.12739274097583">
            <text:p>1.127392741</text:p>
          </table:table-cell>
          <table:table-cell office:value-type="float" office:value="1.187193638314">
            <text:p>1.1871936383</text:p>
          </table:table-cell>
          <table:table-cell office:value-type="float" office:value="0">
            <text:p>0</text:p>
          </table:table-cell>
          <table:table-cell office:value-type="float" office:value="19.7686959011708">
            <text:p>19.7686959012</text:p>
          </table:table-cell>
          <table:table-cell office:value-type="float" office:value="13.6807549598457">
            <text:p>13.680754959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6669">
            <text:p>6669</text:p>
          </table:table-cell>
          <table:table-cell office:value-type="float" office:value="19320">
            <text:p>19320</text:p>
          </table:table-cell>
          <table:table-cell office:value-type="float" office:value="45724">
            <text:p>45724</text:p>
          </table:table-cell>
          <table:table-cell office:value-type="float" office:value="-134.375">
            <text:p>-134.375</text:p>
          </table:table-cell>
          <table:table-cell office:value-type="float" office:value="585">
            <text:p>585</text:p>
          </table:table-cell>
          <table:table-cell office:value-type="float" office:value="1384.5">
            <text:p>1384.5</text:p>
          </table:table-cell>
          <table:table-cell office:value-type="float" office:value="-0.0201491977807767">
            <text:p>-0.0201491978</text:p>
          </table:table-cell>
          <table:table-cell table:number-columns-repeated="2" office:value-type="float" office:value="0.0302795031055901">
            <text:p>0.0302795031</text:p>
          </table:table-cell>
          <table:table-cell office:value-type="float" office:value="0.930273548502851">
            <text:p>0.9302735485</text:p>
          </table:table-cell>
          <table:table-cell table:number-columns-repeated="2" office:value-type="float" office:value="1.10777528355388">
            <text:p>1.1077752836</text:p>
          </table:table-cell>
          <table:table-cell office:value-type="float" office:value="-34.0529840433268">
            <text:p>-34.0529840433</text:p>
          </table:table-cell>
          <table:table-cell table:number-columns-repeated="2" office:value-type="float" office:value="23.2364805232006">
            <text:p>23.236480523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6630">
            <text:p>6630</text:p>
          </table:table-cell>
          <table:table-cell office:value-type="float" office:value="18880">
            <text:p>18880</text:p>
          </table:table-cell>
          <table:table-cell office:value-type="float" office:value="41038">
            <text:p>41038</text:p>
          </table:table-cell>
          <table:table-cell office:value-type="float" office:value="-82.5">
            <text:p>-82.5</text:p>
          </table:table-cell>
          <table:table-cell office:value-type="float" office:value="452.5">
            <text:p>452.5</text:p>
          </table:table-cell>
          <table:table-cell office:value-type="float" office:value="949.625">
            <text:p>949.625</text:p>
          </table:table-cell>
          <table:table-cell office:value-type="float" office:value="-0.0124434389140271">
            <text:p>-0.0124434389</text:p>
          </table:table-cell>
          <table:table-cell office:value-type="float" office:value="0.0239671610169492">
            <text:p>0.023967161</text:p>
          </table:table-cell>
          <table:table-cell office:value-type="float" office:value="0.0231401384083045">
            <text:p>0.0231401384</text:p>
          </table:table-cell>
          <table:table-cell office:value-type="float" office:value="0.956751448578039">
            <text:p>0.9567514486</text:p>
          </table:table-cell>
          <table:table-cell office:value-type="float" office:value="1.08501093618146">
            <text:p>1.0850109362</text:p>
          </table:table-cell>
          <table:table-cell office:value-type="float" office:value="1.08203999779995">
            <text:p>1.0820399978</text:p>
          </table:table-cell>
          <table:table-cell office:value-type="float" office:value="0">
            <text:p>0</text:p>
          </table:table-cell>
          <table:table-cell office:value-type="float" office:value="29.265909997016">
            <text:p>29.265909997</text:p>
          </table:table-cell>
          <table:table-cell office:value-type="float" office:value="30.2995752231974">
            <text:p>30.299575223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5850">
            <text:p>5850</text:p>
          </table:table-cell>
          <table:table-cell office:value-type="float" office:value="18791">
            <text:p>18791</text:p>
          </table:table-cell>
          <table:table-cell office:value-type="float" office:value="43026">
            <text:p>43026</text:p>
          </table:table-cell>
          <table:table-cell office:value-type="float" office:value="123.75">
            <text:p>123.75</text:p>
          </table:table-cell>
          <table:table-cell office:value-type="float" office:value="610.375">
            <text:p>610.375</text:p>
          </table:table-cell>
          <table:table-cell office:value-type="float" office:value="1535.375">
            <text:p>1535.375</text:p>
          </table:table-cell>
          <table:table-cell office:value-type="float" office:value="0.0211538461538462">
            <text:p>0.0211538462</text:p>
          </table:table-cell>
          <table:table-cell office:value-type="float" office:value="0.0324823053589484">
            <text:p>0.0324823054</text:p>
          </table:table-cell>
          <table:table-cell office:value-type="float" office:value="0.0356848184818482">
            <text:p>0.0356848185</text:p>
          </table:table-cell>
          <table:table-cell office:value-type="float" office:value="1.07491553254438">
            <text:p>1.0749155325</text:p>
          </table:table-cell>
          <table:table-cell office:value-type="float" office:value="1.11575606507273">
            <text:p>1.1157560651</text:p>
          </table:table-cell>
          <table:table-cell office:value-type="float" office:value="1.12739274097583">
            <text:p>1.127392741</text:p>
          </table:table-cell>
          <table:table-cell office:value-type="float" office:value="33.1123220759759">
            <text:p>33.112322076</text:p>
          </table:table-cell>
          <table:table-cell office:value-type="float" office:value="21.6839509050487">
            <text:p>21.683950905</text:p>
          </table:table-cell>
          <table:table-cell office:value-type="float" office:value="19.7686959011708">
            <text:p>19.768695901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6071">
            <text:p>6071</text:p>
          </table:table-cell>
          <table:table-cell office:value-type="float" office:value="19614">
            <text:p>19614</text:p>
          </table:table-cell>
          <table:table-cell office:value-type="float" office:value="47002">
            <text:p>47002</text:p>
          </table:table-cell>
          <table:table-cell office:value-type="float" office:value="277">
            <text:p>277</text:p>
          </table:table-cell>
          <table:table-cell office:value-type="float" office:value="895.125">
            <text:p>895.125</text:p>
          </table:table-cell>
          <table:table-cell office:value-type="float" office:value="1331.25">
            <text:p>1331.25</text:p>
          </table:table-cell>
          <table:table-cell office:value-type="float" office:value="0.0456267501235381">
            <text:p>0.0456267501</text:p>
          </table:table-cell>
          <table:table-cell office:value-type="float" office:value="0.0456370449678801">
            <text:p>0.045637045</text:p>
          </table:table-cell>
          <table:table-cell office:value-type="float" office:value="0.0283232628398792">
            <text:p>0.0283232628</text:p>
          </table:table-cell>
          <table:table-cell office:value-type="float" office:value="1.16377395407298">
            <text:p>1.1637739541</text:p>
          </table:table-cell>
          <table:table-cell office:value-type="float" office:value="1.16381182753944">
            <text:p>1.1638118275</text:p>
          </table:table-cell>
          <table:table-cell office:value-type="float" office:value="1.10070374608665">
            <text:p>1.1007037461</text:p>
          </table:table-cell>
          <table:table-cell office:value-type="float" office:value="15.5356807629188">
            <text:p>15.5356807629</text:p>
          </table:table-cell>
          <table:table-cell office:value-type="float" office:value="15.5322532409151">
            <text:p>15.5322532409</text:p>
          </table:table-cell>
          <table:table-cell office:value-type="float" office:value="24.8176767906743">
            <text:p>24.817676790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61">
            <text:p>461</text:p>
          </table:table-cell>
          <table:table-cell table:number-columns-repeated="2" office:value-type="float" office:value="559">
            <text:p>559</text:p>
          </table:table-cell>
          <table:table-cell office:value-type="float" office:value="5529">
            <text:p>5529</text:p>
          </table:table-cell>
          <table:table-cell office:value-type="float" office:value="19459">
            <text:p>19459</text:p>
          </table:table-cell>
          <table:table-cell office:value-type="float" office:value="47641">
            <text:p>47641</text:p>
          </table:table-cell>
          <table:table-cell office:value-type="float" office:value="375.375">
            <text:p>375.375</text:p>
          </table:table-cell>
          <table:table-cell office:value-type="float" office:value="250.125">
            <text:p>250.125</text:p>
          </table:table-cell>
          <table:table-cell office:value-type="float" office:value="612.375">
            <text:p>612.375</text:p>
          </table:table-cell>
          <table:table-cell office:value-type="float" office:value="0.0678920238741183">
            <text:p>0.0678920239</text:p>
          </table:table-cell>
          <table:table-cell table:number-columns-repeated="2" office:value-type="float" office:value="0.0128539493293592">
            <text:p>0.0128539493</text:p>
          </table:table-cell>
          <table:table-cell office:value-type="float" office:value="1.24665636429463">
            <text:p>1.2466563643</text:p>
          </table:table-cell>
          <table:table-cell table:number-columns-repeated="2" office:value-type="float" office:value="1.04531266171895">
            <text:p>1.0453126617</text:p>
          </table:table-cell>
          <table:table-cell office:value-type="float" office:value="10.5523321320263">
            <text:p>10.5523321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552">
            <text:p>552</text:p>
          </table:table-cell>
          <table:table-cell office:value-type="float" office:value="5918">
            <text:p>5918</text:p>
          </table:table-cell>
          <table:table-cell office:value-type="float" office:value="19627">
            <text:p>19627</text:p>
          </table:table-cell>
          <table:table-cell office:value-type="float" office:value="47286">
            <text:p>47286</text:p>
          </table:table-cell>
          <table:table-cell office:value-type="float" office:value="344">
            <text:p>344</text:p>
          </table:table-cell>
          <table:table-cell office:value-type="float" office:value="59.875">
            <text:p>59.875</text:p>
          </table:table-cell>
          <table:table-cell office:value-type="float" office:value="727.75">
            <text:p>727.75</text:p>
          </table:table-cell>
          <table:table-cell office:value-type="float" office:value="0.0581277458600879">
            <text:p>0.0581277459</text:p>
          </table:table-cell>
          <table:table-cell office:value-type="float" office:value="0.00305064452030366">
            <text:p>0.0030506445</text:p>
          </table:table-cell>
          <table:table-cell office:value-type="float" office:value="0.0153903903903904">
            <text:p>0.0153903904</text:p>
          </table:table-cell>
          <table:table-cell office:value-type="float" office:value="1.21006962679431">
            <text:p>1.2100696268</text:p>
          </table:table-cell>
          <table:table-cell office:value-type="float" office:value="1.01069549642776">
            <text:p>1.0106954964</text:p>
          </table:table-cell>
          <table:table-cell office:value-type="float" office:value="1.05433062003445">
            <text:p>1.05433062</text:p>
          </table:table-cell>
          <table:table-cell office:value-type="float" office:value="12.2678595951054">
            <text:p>12.26785959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373">
            <text:p>7373</text:p>
          </table:table-cell>
          <table:table-cell office:value-type="float" office:value="21021">
            <text:p>21021</text:p>
          </table:table-cell>
          <table:table-cell office:value-type="float" office:value="51475">
            <text:p>51475</text:p>
          </table:table-cell>
          <table:table-cell office:value-type="float" office:value="497.25">
            <text:p>497.25</text:p>
          </table:table-cell>
          <table:table-cell office:value-type="float" office:value="19.5">
            <text:p>19.5</text:p>
          </table:table-cell>
          <table:table-cell office:value-type="float" office:value="674.5">
            <text:p>674.5</text:p>
          </table:table-cell>
          <table:table-cell office:value-type="float" office:value="0.0674420181744202">
            <text:p>0.0674420182</text:p>
          </table:table-cell>
          <table:table-cell office:value-type="float" office:value="0.000927643784786642">
            <text:p>0.0009276438</text:p>
          </table:table-cell>
          <table:table-cell office:value-type="float" office:value="0.0131034482758621">
            <text:p>0.0131034483</text:p>
          </table:table-cell>
          <table:table-cell office:value-type="float" office:value="1.24496197820873">
            <text:p>1.2449619782</text:p>
          </table:table-cell>
          <table:table-cell office:value-type="float" office:value="1.00324843987182">
            <text:p>1.0032484399</text:p>
          </table:table-cell>
          <table:table-cell office:value-type="float" office:value="1.04619860166468">
            <text:p>1.0461986017</text:p>
          </table:table-cell>
          <table:table-cell office:value-type="float" office:value="10.6204795350495">
            <text:p>10.6204795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873">
            <text:p>8873</text:p>
          </table:table-cell>
          <table:table-cell office:value-type="float" office:value="21994">
            <text:p>21994</text:p>
          </table:table-cell>
          <table:table-cell office:value-type="float" office:value="50268">
            <text:p>50268</text:p>
          </table:table-cell>
          <table:table-cell office:value-type="float" office:value="-190.25">
            <text:p>-190.25</text:p>
          </table:table-cell>
          <table:table-cell office:value-type="float" office:value="1013">
            <text:p>1013</text:p>
          </table:table-cell>
          <table:table-cell office:value-type="float" office:value="-0.125">
            <text:p>-0.125</text:p>
          </table:table-cell>
          <table:table-cell office:value-type="float" office:value="-0.0214414515947256">
            <text:p>-0.0214414516</text:p>
          </table:table-cell>
          <table:table-cell office:value-type="float" office:value="0.046058015822497">
            <text:p>0.0460580158</text:p>
          </table:table-cell>
          <table:table-cell table:style-name="ce17" office:value-type="float" office:value="-0.00000248667144107583">
            <text:p>-2.49E-006</text:p>
          </table:table-cell>
          <table:table-cell office:value-type="float" office:value="0.925856001677579">
            <text:p>0.9258560017</text:p>
          </table:table-cell>
          <table:table-cell office:value-type="float" office:value="1.16536088338889">
            <text:p>1.1653608834</text:p>
          </table:table-cell>
          <table:table-cell office:value-type="float" office:value="0.999991296662076">
            <text:p>0.9999912967</text:p>
          </table:table-cell>
          <table:table-cell office:value-type="float" office:value="-31.9796116726504">
            <text:p>-31.9796116727</text:p>
          </table:table-cell>
          <table:table-cell office:value-type="float" office:value="15.3934091268704">
            <text:p>15.3934091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578">
            <text:p>578</text:p>
          </table:table-cell>
          <table:table-cell office:value-type="float" office:value="8906">
            <text:p>8906</text:p>
          </table:table-cell>
          <table:table-cell office:value-type="float" office:value="22205">
            <text:p>22205</text:p>
          </table:table-cell>
          <table:table-cell office:value-type="float" office:value="50623">
            <text:p>50623</text:p>
          </table:table-cell>
          <table:table-cell office:value-type="float" office:value="-173.75">
            <text:p>-173.75</text:p>
          </table:table-cell>
          <table:table-cell office:value-type="float" office:value="1018">
            <text:p>1018</text:p>
          </table:table-cell>
          <table:table-cell office:value-type="float" office:value="-323.875">
            <text:p>-323.875</text:p>
          </table:table-cell>
          <table:table-cell office:value-type="float" office:value="-0.0195093195598473">
            <text:p>-0.0195093196</text:p>
          </table:table-cell>
          <table:table-cell office:value-type="float" office:value="0.0458455302859716">
            <text:p>0.0458455303</text:p>
          </table:table-cell>
          <table:table-cell office:value-type="float" office:value="-0.00639778361614286">
            <text:p>-0.0063977836</text:p>
          </table:table-cell>
          <table:table-cell office:value-type="float" office:value="0.932463384097924">
            <text:p>0.9324633841</text:p>
          </table:table-cell>
          <table:table-cell office:value-type="float" office:value="1.16457890878942">
            <text:p>1.1645789088</text:p>
          </table:table-cell>
          <table:table-cell office:value-type="float" office:value="0.97768798334849">
            <text:p>0.9776879833</text:p>
          </table:table-cell>
          <table:table-cell office:value-type="float" office:value="0">
            <text:p>0</text:p>
          </table:table-cell>
          <table:table-cell office:value-type="float" office:value="15.463172208856">
            <text:p>15.4631722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4">
            <text:p>4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8638">
            <text:p>8638</text:p>
          </table:table-cell>
          <table:table-cell office:value-type="float" office:value="21539">
            <text:p>21539</text:p>
          </table:table-cell>
          <table:table-cell office:value-type="float" office:value="47693">
            <text:p>47693</text:p>
          </table:table-cell>
          <table:table-cell office:value-type="float" office:value="-33.5">
            <text:p>-33.5</text:p>
          </table:table-cell>
          <table:table-cell office:value-type="float" office:value="1238.25">
            <text:p>1238.25</text:p>
          </table:table-cell>
          <table:table-cell office:value-type="float" office:value="2741.75">
            <text:p>2741.75</text:p>
          </table:table-cell>
          <table:table-cell office:value-type="float" office:value="-0.0038782125492012">
            <text:p>-0.0038782125</text:p>
          </table:table-cell>
          <table:table-cell office:value-type="float" office:value="0.0574887413528948">
            <text:p>0.0574887414</text:p>
          </table:table-cell>
          <table:table-cell office:value-type="float" office:value="0.0574874719560523">
            <text:p>0.057487472</text:p>
          </table:table-cell>
          <table:table-cell office:value-type="float" office:value="0.986455735521646">
            <text:p>0.9864557355</text:p>
          </table:table-cell>
          <table:table-cell office:value-type="float" office:value="1.20768830728452">
            <text:p>1.2076883073</text:p>
          </table:table-cell>
          <table:table-cell office:value-type="float" office:value="1.2076835783327">
            <text:p>1.2076835783</text:p>
          </table:table-cell>
          <table:table-cell office:value-type="float" office:value="0">
            <text:p>0</text:p>
          </table:table-cell>
          <table:table-cell office:value-type="float" office:value="12.4004394067985">
            <text:p>12.4004394068</text:p>
          </table:table-cell>
          <table:table-cell office:value-type="float" office:value="12.4007057121763">
            <text:p>12.400705712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4">
            <text:p>4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9049">
            <text:p>9049</text:p>
          </table:table-cell>
          <table:table-cell office:value-type="float" office:value="22561">
            <text:p>22561</text:p>
          </table:table-cell>
          <table:table-cell office:value-type="float" office:value="49957">
            <text:p>49957</text:p>
          </table:table-cell>
          <table:table-cell office:value-type="float" office:value="124.571428571429">
            <text:p>124.5714285714</text:p>
          </table:table-cell>
          <table:table-cell office:value-type="float" office:value="938.142857142857">
            <text:p>938.1428571429</text:p>
          </table:table-cell>
          <table:table-cell office:value-type="float" office:value="2077.28571428571">
            <text:p>2077.2857142857</text:p>
          </table:table-cell>
          <table:table-cell office:value-type="float" office:value="0.0137663198774924">
            <text:p>0.0137663199</text:p>
          </table:table-cell>
          <table:table-cell office:value-type="float" office:value="0.0415825033084906">
            <text:p>0.0415825033</text:p>
          </table:table-cell>
          <table:table-cell office:value-type="float" office:value="0.0415814743536584">
            <text:p>0.0415814744</text:p>
          </table:table-cell>
          <table:table-cell office:value-type="float" office:value="1.04855356223464">
            <text:p>1.0485535622</text:p>
          </table:table-cell>
          <table:table-cell office:value-type="float" office:value="1.14892780655926">
            <text:p>1.1489278066</text:p>
          </table:table-cell>
          <table:table-cell office:value-type="float" office:value="1.14892403749628">
            <text:p>1.1489240375</text:p>
          </table:table-cell>
          <table:table-cell office:value-type="float" office:value="0">
            <text:p>0</text:p>
          </table:table-cell>
          <table:table-cell office:value-type="float" office:value="17.0134231512043">
            <text:p>17.0134231512</text:p>
          </table:table-cell>
          <table:table-cell office:value-type="float" office:value="17.0138356962033">
            <text:p>17.013835696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8719">
            <text:p>8719</text:p>
          </table:table-cell>
          <table:table-cell office:value-type="float" office:value="22258">
            <text:p>22258</text:p>
          </table:table-cell>
          <table:table-cell office:value-type="float" office:value="53755">
            <text:p>53755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4943227434339">
            <text:p>0.0104943227</text:p>
          </table:table-cell>
          <table:table-cell table:number-columns-repeated="2" office:value-type="float" office:value="0">
            <text:p>0</text:p>
          </table:table-cell>
          <table:table-cell office:value-type="float" office:value="1.03694598598931">
            <text:p>1.036945986</text:p>
          </table:table-cell>
          <table:table-cell table:number-columns-repeated="2"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8357">
            <text:p>8357</text:p>
          </table:table-cell>
          <table:table-cell office:value-type="float" office:value="21589">
            <text:p>21589</text:p>
          </table:table-cell>
          <table:table-cell office:value-type="float" office:value="57842">
            <text:p>57842</text:p>
          </table:table-cell>
          <table:table-cell office:value-type="float" office:value="103.2">
            <text:p>103.2</text:p>
          </table:table-cell>
          <table:table-cell office:value-type="float" office:value="-850.25">
            <text:p>-850.25</text:p>
          </table:table-cell>
          <table:table-cell office:value-type="float" office:value="0">
            <text:p>0</text:p>
          </table:table-cell>
          <table:table-cell office:value-type="float" office:value="0.0123489290415221">
            <text:p>0.012348929</text:p>
          </table:table-cell>
          <table:table-cell office:value-type="float" office:value="-0.0393834823289638">
            <text:p>-0.0393834823</text:p>
          </table:table-cell>
          <table:table-cell office:value-type="float" office:value="0">
            <text:p>0</text:p>
          </table:table-cell>
          <table:table-cell office:value-type="float" office:value="1.04352014390033">
            <text:p>1.0435201439</text:p>
          </table:table-cell>
          <table:table-cell office:value-type="float" office:value="0.865197886862124">
            <text:p>0.8651978869</text:p>
          </table:table-cell>
          <table:table-cell office:value-type="float" office:value="1.27">
            <text:p>1.27</text:p>
          </table:table-cell>
          <table:table-cell office:value-type="float" office:value="0">
            <text:p>0</text:p>
          </table:table-cell>
          <table:table-cell office:value-type="float" office:value="-17.2510520487695">
            <text:p>-17.25105204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5">
            <text:p>5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8269">
            <text:p>8269</text:p>
          </table:table-cell>
          <table:table-cell office:value-type="float" office:value="22387">
            <text:p>22387</text:p>
          </table:table-cell>
          <table:table-cell office:value-type="float" office:value="62240">
            <text:p>62240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5">
            <text:p>5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8182">
            <text:p>8182</text:p>
          </table:table-cell>
          <table:table-cell office:value-type="float" office:value="22455">
            <text:p>22455</text:p>
          </table:table-cell>
          <table:table-cell office:value-type="float" office:value="66973">
            <text:p>66973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5">
            <text:p>5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8095">
            <text:p>8095</text:p>
          </table:table-cell>
          <table:table-cell office:value-type="float" office:value="22674">
            <text:p>22674</text:p>
          </table:table-cell>
          <table:table-cell office:value-type="float" office:value="72065">
            <text:p>72065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">
            <text:p>85</text:p>
          </table:table-cell>
          <table:table-cell office:value-type="float" office:value="6092.25">
            <text:p>6092.25</text:p>
          </table:table-cell>
          <table:table-cell office:value-type="float" office:value="17373">
            <text:p>17373</text:p>
          </table:table-cell>
          <table:table-cell office:value-type="float" office:value="26.65">
            <text:p>26.65</text:p>
          </table:table-cell>
          <table:table-cell table:number-columns-repeated="3" office:value-type="float" office:value="5">
            <text:p>5</text:p>
          </table:table-cell>
          <table:table-cell office:value-type="float" office:value="450">
            <text:p>450</text:p>
          </table:table-cell>
          <table:table-cell table:number-columns-repeated="2" office:value-type="float" office:value="989">
            <text:p>989</text:p>
          </table:table-cell>
          <table:table-cell office:value-type="float" office:value="8010">
            <text:p>8010</text:p>
          </table:table-cell>
          <table:table-cell office:value-type="float" office:value="22702">
            <text:p>22702</text:p>
          </table:table-cell>
          <table:table-cell office:value-type="float" office:value="77544">
            <text:p>77544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6.3333333333333">
            <text:p>86.3333333333</text:p>
          </table:table-cell>
          <table:table-cell office:value-type="float" office:value="6188.66666666667">
            <text:p>6188.6666666667</text:p>
          </table:table-cell>
          <table:table-cell office:value-type="float" office:value="16767.6666666667">
            <text:p>16767.6666666667</text:p>
          </table:table-cell>
          <table:table-cell office:value-type="float" office:value="27.4166666666667">
            <text:p>27.4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67">
            <text:p>467</text:p>
          </table:table-cell>
          <table:table-cell table:number-columns-repeated="2" office:value-type="float" office:value="1020">
            <text:p>1020</text:p>
          </table:table-cell>
          <table:table-cell office:value-type="float" office:value="7925">
            <text:p>7925</text:p>
          </table:table-cell>
          <table:table-cell office:value-type="float" office:value="23117">
            <text:p>23117</text:p>
          </table:table-cell>
          <table:table-cell office:value-type="float" office:value="83440">
            <text:p>83440</text:p>
          </table:table-cell>
          <table:table-cell table:number-columns-repeated="6"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office:value-type="float" office:value="1.27">
            <text:p>1.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8.2">
            <text:p>8.2</text:p>
          </table:table-cell>
          <table:table-cell office:value-type="float" office:value="17.1">
            <text:p>17.1</text:p>
          </table:table-cell>
          <table:table-cell office:value-type="float" office:value="4847">
            <text:p>4847</text:p>
          </table:table-cell>
          <table:table-cell office:value-type="float" office:value="6378">
            <text:p>6378</text:p>
          </table:table-cell>
          <table:table-cell office:value-type="float" office:value="10080">
            <text:p>100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0:20.81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762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96">
                <text:p>99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81">
                <text:p>1181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93">
                <text:p>593</text:p>
              </table:table-cell>
              <table:table-cell office:value-type="float" office:value="1180">
                <text:p>118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34">
                <text:p>1234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48">
                <text:p>1348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94">
                <text:p>794</text:p>
              </table:table-cell>
              <table:table-cell office:value-type="float" office:value="1588">
                <text:p>1588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42">
                <text:p>842</text:p>
              </table:table-cell>
              <table:table-cell office:value-type="float" office:value="1808">
                <text:p>1808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82">
                <text:p>782</text:p>
              </table:table-cell>
              <table:table-cell office:value-type="float" office:value="1668">
                <text:p>1668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74">
                <text:p>874</text:p>
              </table:table-cell>
              <table:table-cell office:value-type="float" office:value="1862">
                <text:p>1862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66">
                <text:p>1066</text:p>
              </table:table-cell>
              <table:table-cell office:value-type="float" office:value="1995">
                <text:p>1995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55">
                <text:p>1055</text:p>
              </table:table-cell>
              <table:table-cell office:value-type="float" office:value="2254">
                <text:p>2254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36">
                <text:p>1136</text:p>
              </table:table-cell>
              <table:table-cell office:value-type="float" office:value="2129">
                <text:p>2129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93">
                <text:p>1193</text:p>
              </table:table-cell>
              <table:table-cell office:value-type="float" office:value="2320">
                <text:p>232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08">
                <text:p>1408</text:p>
              </table:table-cell>
              <table:table-cell office:value-type="float" office:value="2656">
                <text:p>2656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55">
                <text:p>1555</text:p>
              </table:table-cell>
              <table:table-cell office:value-type="float" office:value="2812">
                <text:p>2812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44">
                <text:p>1644</text:p>
              </table:table-cell>
              <table:table-cell office:value-type="float" office:value="2846">
                <text:p>2846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32">
                <text:p>1732</text:p>
              </table:table-cell>
              <table:table-cell office:value-type="float" office:value="3075">
                <text:p>3075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856">
                <text:p>1856</text:p>
              </table:table-cell>
              <table:table-cell office:value-type="float" office:value="3188">
                <text:p>3188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135">
                <text:p>2135</text:p>
              </table:table-cell>
              <table:table-cell office:value-type="float" office:value="3487">
                <text:p>3487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92">
                <text:p>1792</text:p>
              </table:table-cell>
              <table:table-cell office:value-type="float" office:value="3466">
                <text:p>3466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20">
                <text:p>1920</text:p>
              </table:table-cell>
              <table:table-cell office:value-type="float" office:value="3864">
                <text:p>3864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03">
                <text:p>2103</text:p>
              </table:table-cell>
              <table:table-cell office:value-type="float" office:value="4025">
                <text:p>4025</text:p>
              </table:table-cell>
              <table:table-cell office:value-type="float" office:value="7895">
                <text:p>789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40">
                <text:p>2240</text:p>
              </table:table-cell>
              <table:table-cell office:value-type="float" office:value="4202">
                <text:p>4202</text:p>
              </table:table-cell>
              <table:table-cell office:value-type="float" office:value="8724">
                <text:p>87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78">
                <text:p>2478</text:p>
              </table:table-cell>
              <table:table-cell office:value-type="float" office:value="4558">
                <text:p>4558</text:p>
              </table:table-cell>
              <table:table-cell office:value-type="float" office:value="9142">
                <text:p>914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38">
                <text:p>2738</text:p>
              </table:table-cell>
              <table:table-cell office:value-type="float" office:value="4945">
                <text:p>4945</text:p>
              </table:table-cell>
              <table:table-cell office:value-type="float" office:value="8922">
                <text:p>892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505">
                <text:p>2505</text:p>
              </table:table-cell>
              <table:table-cell office:value-type="float" office:value="5075">
                <text:p>5075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65">
                <text:p>2865</text:p>
              </table:table-cell>
              <table:table-cell office:value-type="float" office:value="5492">
                <text:p>5492</text:p>
              </table:table-cell>
              <table:table-cell office:value-type="float" office:value="9427">
                <text:p>942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60">
                <text:p>3060</text:p>
              </table:table-cell>
              <table:table-cell office:value-type="float" office:value="5448">
                <text:p>5448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609">
                <text:p>3609</text:p>
              </table:table-cell>
              <table:table-cell office:value-type="float" office:value="6036">
                <text:p>6036</text:p>
              </table:table-cell>
              <table:table-cell office:value-type="float" office:value="10535">
                <text:p>1053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434">
                <text:p>3434</text:p>
              </table:table-cell>
              <table:table-cell office:value-type="float" office:value="6100">
                <text:p>6100</text:p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80">
                <text:p>4180</text:p>
              </table:table-cell>
              <table:table-cell office:value-type="float" office:value="6964">
                <text:p>6964</text:p>
              </table:table-cell>
              <table:table-cell office:value-type="float" office:value="11811">
                <text:p>1181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305">
                <text:p>4305</text:p>
              </table:table-cell>
              <table:table-cell office:value-type="float" office:value="6563">
                <text:p>6563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23">
                <text:p>3823</text:p>
              </table:table-cell>
              <table:table-cell office:value-type="float" office:value="7118">
                <text:p>7118</text:p>
              </table:table-cell>
              <table:table-cell office:value-type="float" office:value="12698">
                <text:p>1269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92">
                <text:p>4392</text:p>
              </table:table-cell>
              <table:table-cell office:value-type="float" office:value="7681">
                <text:p>7681</text:p>
              </table:table-cell>
              <table:table-cell office:value-type="float" office:value="14808">
                <text:p>1480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80">
                <text:p>4680</text:p>
              </table:table-cell>
              <table:table-cell office:value-type="float" office:value="8099">
                <text:p>8099</text:p>
              </table:table-cell>
              <table:table-cell office:value-type="float" office:value="14635">
                <text:p>1463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756">
                <text:p>4756</text:p>
              </table:table-cell>
              <table:table-cell office:value-type="float" office:value="8188">
                <text:p>8188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82">
                <text:p>4882</text:p>
              </table:table-cell>
              <table:table-cell office:value-type="float" office:value="8928">
                <text:p>8928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584">
                <text:p>5584</text:p>
              </table:table-cell>
              <table:table-cell office:value-type="float" office:value="9908">
                <text:p>9908</text:p>
              </table:table-cell>
              <table:table-cell office:value-type="float" office:value="19084">
                <text:p>1908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880">
                <text:p>5880</text:p>
              </table:table-cell>
              <table:table-cell office:value-type="float" office:value="10369">
                <text:p>10369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868">
                <text:p>5868</text:p>
              </table:table-cell>
              <table:table-cell office:value-type="float" office:value="10410">
                <text:p>10410</text:p>
              </table:table-cell>
              <table:table-cell office:value-type="float" office:value="17463">
                <text:p>1746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0">
                <text:p>6410</text:p>
              </table:table-cell>
              <table:table-cell office:value-type="float" office:value="11232">
                <text:p>11232</text:p>
              </table:table-cell>
              <table:table-cell office:value-type="float" office:value="18389">
                <text:p>1838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60">
                <text:p>6960</text:p>
              </table:table-cell>
              <table:table-cell office:value-type="float" office:value="12234">
                <text:p>12234</text:p>
              </table:table-cell>
              <table:table-cell office:value-type="float" office:value="18507">
                <text:p>1850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649">
                <text:p>7649</text:p>
              </table:table-cell>
              <table:table-cell office:value-type="float" office:value="11196">
                <text:p>11196</text:p>
              </table:table-cell>
              <table:table-cell office:value-type="float" office:value="18169">
                <text:p>1816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530">
                <text:p>7530</text:p>
              </table:table-cell>
              <table:table-cell office:value-type="float" office:value="10682">
                <text:p>10682</text:p>
              </table:table-cell>
              <table:table-cell office:value-type="float" office:value="16868">
                <text:p>1686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6171">
                <text:p>6171</text:p>
              </table:table-cell>
              <table:table-cell office:value-type="float" office:value="11619">
                <text:p>11619</text:p>
              </table:table-cell>
              <table:table-cell office:value-type="float" office:value="17609">
                <text:p>1760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7527">
                <text:p>7527</text:p>
              </table:table-cell>
              <table:table-cell office:value-type="float" office:value="12412">
                <text:p>12412</text:p>
              </table:table-cell>
              <table:table-cell office:value-type="float" office:value="17908">
                <text:p>1790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29">
                <text:p>8229</text:p>
              </table:table-cell>
              <table:table-cell office:value-type="float" office:value="11655">
                <text:p>11655</text:p>
              </table:table-cell>
              <table:table-cell office:value-type="float" office:value="17740">
                <text:p>17740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7371">
                <text:p>7371</text:p>
              </table:table-cell>
              <table:table-cell office:value-type="float" office:value="11492">
                <text:p>11492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6450">
                <text:p>6450</text:p>
              </table:table-cell>
              <table:table-cell office:value-type="float" office:value="11480">
                <text:p>11480</text:p>
              </table:table-cell>
              <table:table-cell office:value-type="float" office:value="19264">
                <text:p>1926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7725">
                <text:p>7725</text:p>
              </table:table-cell>
              <table:table-cell office:value-type="float" office:value="12376">
                <text:p>12376</text:p>
              </table:table-cell>
              <table:table-cell office:value-type="float" office:value="23744">
                <text:p>237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371">
                <text:p>7371</text:p>
              </table:table-cell>
              <table:table-cell office:value-type="float" office:value="11907">
                <text:p>11907</text:p>
              </table:table-cell>
              <table:table-cell office:value-type="float" office:value="25816">
                <text:p>2581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216">
                <text:p>7216</text:p>
              </table:table-cell>
              <table:table-cell office:value-type="float" office:value="12570">
                <text:p>12570</text:p>
              </table:table-cell>
              <table:table-cell office:value-type="float" office:value="24976">
                <text:p>2497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5772">
                <text:p>5772</text:p>
              </table:table-cell>
              <table:table-cell office:value-type="float" office:value="12376">
                <text:p>12376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6773">
                <text:p>6773</text:p>
              </table:table-cell>
              <table:table-cell office:value-type="float" office:value="14416">
                <text:p>14416</text:p>
              </table:table-cell>
              <table:table-cell office:value-type="float" office:value="29176">
                <text:p>2917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5785">
                <text:p>5785</text:p>
              </table:table-cell>
              <table:table-cell office:value-type="float" office:value="15130">
                <text:p>15130</text:p>
              </table:table-cell>
              <table:table-cell office:value-type="float" office:value="29965">
                <text:p>2996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019">
                <text:p>6019</text:p>
              </table:table-cell>
              <table:table-cell office:value-type="float" office:value="15742">
                <text:p>15742</text:p>
              </table:table-cell>
              <table:table-cell office:value-type="float" office:value="30530">
                <text:p>3053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6604">
                <text:p>6604</text:p>
              </table:table-cell>
              <table:table-cell office:value-type="float" office:value="16740">
                <text:p>16740</text:p>
              </table:table-cell>
              <table:table-cell office:value-type="float" office:value="36565">
                <text:p>3656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6578">
                <text:p>6578</text:p>
              </table:table-cell>
              <table:table-cell office:value-type="float" office:value="17714">
                <text:p>17714</text:p>
              </table:table-cell>
              <table:table-cell office:value-type="float" office:value="39689">
                <text:p>3968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383">
                <text:p>6383</text:p>
              </table:table-cell>
              <table:table-cell office:value-type="float" office:value="17316">
                <text:p>17316</text:p>
              </table:table-cell>
              <table:table-cell office:value-type="float" office:value="39192">
                <text:p>3919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7007">
                <text:p>7007</text:p>
              </table:table-cell>
              <table:table-cell office:value-type="float" office:value="18180">
                <text:p>18180</text:p>
              </table:table-cell>
              <table:table-cell office:value-type="float" office:value="39618">
                <text:p>3961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669">
                <text:p>6669</text:p>
              </table:table-cell>
              <table:table-cell office:value-type="float" office:value="19320">
                <text:p>19320</text:p>
              </table:table-cell>
              <table:table-cell office:value-type="float" office:value="45724">
                <text:p>457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630">
                <text:p>6630</text:p>
              </table:table-cell>
              <table:table-cell office:value-type="float" office:value="18880">
                <text:p>18880</text:p>
              </table:table-cell>
              <table:table-cell office:value-type="float" office:value="41038">
                <text:p>4103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5850">
                <text:p>5850</text:p>
              </table:table-cell>
              <table:table-cell office:value-type="float" office:value="18791">
                <text:p>18791</text:p>
              </table:table-cell>
              <table:table-cell office:value-type="float" office:value="43026">
                <text:p>4302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6071">
                <text:p>6071</text:p>
              </table:table-cell>
              <table:table-cell office:value-type="float" office:value="19614">
                <text:p>19614</text:p>
              </table:table-cell>
              <table:table-cell office:value-type="float" office:value="47002">
                <text:p>4700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5529">
                <text:p>5529</text:p>
              </table:table-cell>
              <table:table-cell office:value-type="float" office:value="19459">
                <text:p>19459</text:p>
              </table:table-cell>
              <table:table-cell office:value-type="float" office:value="47641">
                <text:p>4764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5918">
                <text:p>5918</text:p>
              </table:table-cell>
              <table:table-cell office:value-type="float" office:value="19627">
                <text:p>19627</text:p>
              </table:table-cell>
              <table:table-cell office:value-type="float" office:value="47286">
                <text:p>4728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373">
                <text:p>7373</text:p>
              </table:table-cell>
              <table:table-cell office:value-type="float" office:value="21021">
                <text:p>21021</text:p>
              </table:table-cell>
              <table:table-cell office:value-type="float" office:value="51475">
                <text:p>5147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8873">
                <text:p>8873</text:p>
              </table:table-cell>
              <table:table-cell office:value-type="float" office:value="21994">
                <text:p>21994</text:p>
              </table:table-cell>
              <table:table-cell office:value-type="float" office:value="50268">
                <text:p>5026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8906">
                <text:p>8906</text:p>
              </table:table-cell>
              <table:table-cell office:value-type="float" office:value="22205">
                <text:p>22205</text:p>
              </table:table-cell>
              <table:table-cell office:value-type="float" office:value="50623">
                <text:p>5062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8638">
                <text:p>8638</text:p>
              </table:table-cell>
              <table:table-cell office:value-type="float" office:value="21539">
                <text:p>21539</text:p>
              </table:table-cell>
              <table:table-cell office:value-type="float" office:value="47693">
                <text:p>4769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9049">
                <text:p>9049</text:p>
              </table:table-cell>
              <table:table-cell office:value-type="float" office:value="22561">
                <text:p>22561</text:p>
              </table:table-cell>
              <table:table-cell office:value-type="float" office:value="49957">
                <text:p>4995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719">
                <text:p>8719</text:p>
              </table:table-cell>
              <table:table-cell office:value-type="float" office:value="22258">
                <text:p>22258</text:p>
              </table:table-cell>
              <table:table-cell office:value-type="float" office:value="53755">
                <text:p>5375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8357">
                <text:p>8357</text:p>
              </table:table-cell>
              <table:table-cell office:value-type="float" office:value="21589">
                <text:p>21589</text:p>
              </table:table-cell>
              <table:table-cell office:value-type="float" office:value="57842">
                <text:p>5784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8269">
                <text:p>8269</text:p>
              </table:table-cell>
              <table:table-cell office:value-type="float" office:value="22387">
                <text:p>22387</text:p>
              </table:table-cell>
              <table:table-cell office:value-type="float" office:value="62240">
                <text:p>62240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182">
                <text:p>8182</text:p>
              </table:table-cell>
              <table:table-cell office:value-type="float" office:value="22455">
                <text:p>22455</text:p>
              </table:table-cell>
              <table:table-cell office:value-type="float" office:value="66973">
                <text:p>669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8095">
                <text:p>8095</text:p>
              </table:table-cell>
              <table:table-cell office:value-type="float" office:value="22674">
                <text:p>22674</text:p>
              </table:table-cell>
              <table:table-cell office:value-type="float" office:value="72065">
                <text:p>7206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8010">
                <text:p>8010</text:p>
              </table:table-cell>
              <table:table-cell office:value-type="float" office:value="22702">
                <text:p>22702</text:p>
              </table:table-cell>
              <table:table-cell office:value-type="float" office:value="77544">
                <text:p>7754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7925">
                <text:p>7925</text:p>
              </table:table-cell>
              <table:table-cell office:value-type="float" office:value="23117">
                <text:p>23117</text:p>
              </table:table-cell>
              <table:table-cell office:value-type="float" office:value="83440">
                <text:p>83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092.25">
                <text:p>6092.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188.66666666667">
                <text:p>6188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6cm" svg:y="1.405cm" svg:width="30.883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7.4166666666667">
                <text:p>27.4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4cm" svg:y="1.352cm" svg:width="31.34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3276799998247">
                <text:p>1.4327679999824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5411790870023">
                <text:p>1.4541179087002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297722816467">
                <text:p>1.1629772281646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6764102991136">
                <text:p>1.267641029911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8599422791568">
                <text:p>1.6859942279156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83005817842627">
                <text:p>0.98300581784262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681187562841">
                <text:p>1.28681187562841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5017638454552">
                <text:p>1.5501763845455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425087391806">
                <text:p>1.3242508739180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11899686883363">
                <text:p>1.11899686883363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4134285049026">
                <text:p>1.3413428504902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118873336583">
                <text:p>1.2511887333658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744177172254">
                <text:p>1.0674417717225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1106974453678">
                <text:p>1.2110697445367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791513155357">
                <text:p>1.157915131553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876371372121">
                <text:p>1.2587637137212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923472904745">
                <text:p>1.2692347290474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3884994145799">
                <text:p>1.1388499414579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3991246618334">
                <text:p>1.1399124661833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407222055687">
                <text:p>1.3340722205568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044174267962">
                <text:p>1.2704417426796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9730447632443">
                <text:p>1.1973044763244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2511483700079">
                <text:p>1.1251148370007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577225085565">
                <text:p>1.24577225085565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9995850276006">
                <text:p>1.2999585027600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833175879017">
                <text:p>1.283317587901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652027810356">
                <text:p>1.2065202781035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968479017985">
                <text:p>1.196847901798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6442551218101">
                <text:p>1.1644255121810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09982116527943">
                <text:p>1.0998211652794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4426478756974">
                <text:p>1.1442647875697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338709302936">
                <text:p>1.1333870930293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3394582972949">
                <text:p>1.1339458297294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1177859058385">
                <text:p>1.2117785905838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038642778146">
                <text:p>1.1703864277814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1669225467427">
                <text:p>1.1166922546742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134627891248">
                <text:p>1.313462789124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947309504678">
                <text:p>1.2094730950467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3644866438103">
                <text:p>1.2364486643810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4223397761902">
                <text:p>1.1422339776190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8177838528619">
                <text:p>1.2817783852861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6111063544424">
                <text:p>1.2611106354442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755767328318">
                <text:p>1.2275576732831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925472268966836">
                <text:p>0.92547226896683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853631862341">
                <text:p>1.2885363186234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793133518013">
                <text:p>1.2779313351801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884480572251352">
                <text:p>0.88448057225135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17528392635987">
                <text:p>1.1752839263598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4868440126322">
                <text:p>1.14868440126322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716779027999">
                <text:p>1.1171677902799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872482843204">
                <text:p>1.0587248284320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30414025137071">
                <text:p>1.3041402513707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5621538146936">
                <text:p>1.256215381469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31430701472636">
                <text:p>1.3143070147263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40528549382716">
                <text:p>1.4052854938271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31976612117725">
                <text:p>1.3197661211772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5509407779357">
                <text:p>1.0550940777935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29438829779837">
                <text:p>1.2943882977983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2963356899381">
                <text:p>1.0296335689938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8911357577355">
                <text:p>1.0891135757735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87193638314">
                <text:p>1.18719363831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961659255603">
                <text:p>1.0696165925560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5433062003445">
                <text:p>1.0543306200344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2739274097583">
                <text:p>1.1273927409758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0777528355388">
                <text:p>1.1077752835538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8501093618146">
                <text:p>1.0850109361814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1575606507273">
                <text:p>1.1157560650727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6381182753944">
                <text:p>1.1638118275394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531266171895">
                <text:p>1.0453126617189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1069549642776">
                <text:p>1.0106954964277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0324843987182">
                <text:p>1.003248439871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6536088338889">
                <text:p>1.165360883388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16457890878942">
                <text:p>1.1645789087894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20768830728452">
                <text:p>1.2076883072845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4892780655926">
                <text:p>1.1489278065592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865197886862124">
                <text:p>0.86519788686212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6767.6666666667">
                <text:p>1676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